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automatic-styles/>
  <office:body>
    <office:spreadsheet>
      <table:table table:name="emvd">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Singer10_BlackShriek_High_lyrics">
            <text:p>Singer10_BlackShriek_High_lyrics</text:p>
          </table:table-cell>
          <table:table-cell office:value-type="string" office:string-value=" the dead of the derest the savage brutal bay the sudden way of life living on the one half spread murderer of the assad despair great friends his presence">
            <text:p> the dead of the derest the savage brutal bay the sudden way of life living on the one half spread murderer of the assad despair great friends his presence</text:p>
          </table:table-cell>
        </table:table-row>
        <table:table-row>
          <table:table-cell office:value-type="string" office:string-value="Singer10_BlackShriek_Mid_lyrics">
            <text:p>Singer10_BlackShriek_Mid_lyrics</text:p>
          </table:table-cell>
          <table:table-cell office:value-type="string" office:string-value=" dead of the duest his sad brutal begging his shocking way of life living on heaven and offspring murdered of the inside his pale gray face expressionless">
            <text:p> dead of the duest his sad brutal begging his shocking way of life living on heaven and offspring murdered of the inside his pale gray face expressionless</text:p>
          </table:table-cell>
        </table:table-row>
        <table:table-row>
          <table:table-cell office:value-type="string" office:string-value="Singer10_ClearVoice_High_lyrics">
            <text:p>Singer10_ClearVoice_High_lyrics</text:p>
          </table:table-cell>
          <table:table-cell office:value-type="string" office:string-value=" a tale of the deranged this savage brutal being a shocking way of life living on human offspring murder of the innocent his pale gray face expressionless">
            <text:p> a tale of the deranged this savage brutal being a shocking way of life living on human offspring murder of the innocent his pale gray face expressionless</text:p>
          </table:table-cell>
        </table:table-row>
        <table:table-row>
          <table:table-cell office:value-type="string" office:string-value="Singer10_ClearVoice_Low_lyrics">
            <text:p>Singer10_ClearVoice_Low_lyrics</text:p>
          </table:table-cell>
          <table:table-cell office:value-type="string" office:string-value=" a tale of the deranged this savage brutal being a shocking way of life living on human offspring murder of the innocent a pale gray face expressionless">
            <text:p> a tale of the deranged this savage brutal being a shocking way of life living on human offspring murder of the innocent a pale gray face expressionless</text:p>
          </table:table-cell>
        </table:table-row>
        <table:table-row>
          <table:table-cell office:value-type="string" office:string-value="Singer10_ClearVoice_Mid_lyrics">
            <text:p>Singer10_ClearVoice_Mid_lyrics</text:p>
          </table:table-cell>
          <table:table-cell office:value-type="string" office:string-value=" a tale of the deranged this savage brutal being a shocking way of life living on human offspring murder of the innocent his pale gray face expressionless">
            <text:p> a tale of the deranged this savage brutal being a shocking way of life living on human offspring murder of the innocent his pale gray face expressionless</text:p>
          </table:table-cell>
        </table:table-row>
        <table:table-row>
          <table:table-cell office:value-type="string" office:string-value="Singer10_DeathGrowl_Low_lyrics">
            <text:p>Singer10_DeathGrowl_Low_lyrics</text:p>
          </table:table-cell>
          <table:table-cell office:value-type="string" office:string-value=" of the lyrics the savage brutal being a shocking way of life living on human offspring murder of the innocent his pale gray face expressionless">
            <text:p> of the lyrics the savage brutal being a shocking way of life living on human offspring murder of the innocent his pale gray face expressionless</text:p>
          </table:table-cell>
        </table:table-row>
        <table:table-row>
          <table:table-cell office:value-type="string" office:string-value="Singer10_DeathGrowl_Mid_lyrics">
            <text:p>Singer10_DeathGrowl_Mid_lyrics</text:p>
          </table:table-cell>
          <table:table-cell office:value-type="string" office:string-value=" of the duress this sage will be a shocking way of life leaving a human offspring murder of the illusion this bad gray face expressionless">
            <text:p> of the duress this sage will be a shocking way of life leaving a human offspring murder of the illusion this bad gray face expressionless</text:p>
          </table:table-cell>
        </table:table-row>
        <table:table-row>
          <table:table-cell office:value-type="string" office:string-value="Singer10_HardcoreScream_High_lyrics">
            <text:p>Singer10_HardcoreScream_High_lyrics</text:p>
          </table:table-cell>
          <table:table-cell office:value-type="string" office:string-value=" a dane of the deadly race this savage brutal being a shocking way of life leaving your human offspring murderer of the innocent his pale grey face expressionless">
            <text:p> a dane of the deadly race this savage brutal being a shocking way of life leaving your human offspring murderer of the innocent his pale grey face expressionless</text:p>
          </table:table-cell>
        </table:table-row>
        <table:table-row>
          <table:table-cell office:value-type="string" office:string-value="Singer10_HardcoreScream_Low_lyrics">
            <text:p>Singer10_HardcoreScream_Low_lyrics</text:p>
          </table:table-cell>
          <table:table-cell office:value-type="string" office:string-value=" a tale of the deranged this savage brutal being a shocking way of life living on human offspring murder of the innocent his pale gray face expressionless">
            <text:p> a tale of the deranged this savage brutal being a shocking way of life living on human offspring murder of the innocent his pale gray face expressionless</text:p>
          </table:table-cell>
        </table:table-row>
        <table:table-row>
          <table:table-cell office:value-type="string" office:string-value="Singer10_HardcoreScream_Mid_lyrics">
            <text:p>Singer10_HardcoreScream_Mid_lyrics</text:p>
          </table:table-cell>
          <table:table-cell office:value-type="string" office:string-value=" a tale of the deranged this savage brutal being a shocking way of life leaving unhuman offspring murder of the innocent this pale gray face expressionless">
            <text:p> a tale of the deranged this savage brutal being a shocking way of life leaving unhuman offspring murder of the innocent this pale gray face expressionless</text:p>
          </table:table-cell>
        </table:table-row>
        <table:table-row>
          <table:table-cell office:value-type="string" office:string-value="Singer11_BlackShriek_High_lyrics">
            <text:p>Singer11_BlackShriek_High_lyrics</text:p>
          </table:table-cell>
          <table:table-cell office:value-type="string" office:string-value=" to show my radio face a light i'm gonna lie i will by charge i will by blind">
            <text:p> to show my radio face a light i'm gonna lie i will by charge i will by blind</text:p>
          </table:table-cell>
        </table:table-row>
        <table:table-row>
          <table:table-cell office:value-type="string" office:string-value="Singer11_BlackShriek_Mid_lyrics">
            <text:p>Singer11_BlackShriek_Mid_lyrics</text:p>
          </table:table-cell>
          <table:table-cell office:value-type="string" office:string-value=" don't let me pass they up or down they take the show their real face don't let them condemn me i would be a church i would be a fly">
            <text:p> don't let me pass they up or down they take the show their real face don't let them condemn me i would be a church i would be a fly</text:p>
          </table:table-cell>
        </table:table-row>
        <table:table-row>
          <table:table-cell office:value-type="string" office:string-value="Singer11_ClearVoice_High_lyrics">
            <text:p>Singer11_ClearVoice_High_lyrics</text:p>
          </table:table-cell>
          <table:table-cell office:value-type="string" office:string-value=" the show mary on face of latham can name it i will be church i will be">
            <text:p> the show mary on face of latham can name it i will be church i will be</text:p>
          </table:table-cell>
        </table:table-row>
        <table:table-row>
          <table:table-cell office:value-type="string" office:string-value="Singer11_ClearVoice_Low_lyrics">
            <text:p>Singer11_ClearVoice_Low_lyrics</text:p>
          </table:table-cell>
          <table:table-cell office:value-type="string" office:string-value=" don't let me pet don't let me be they show my real face i'll let them go name me i will be judge i will be blind">
            <text:p> don't let me pet don't let me be they show my real face i'll let them go name me i will be judge i will be blind</text:p>
          </table:table-cell>
        </table:table-row>
        <table:table-row>
          <table:table-cell office:value-type="string" office:string-value="Singer11_ClearVoice_Mid_lyrics">
            <text:p>Singer11_ClearVoice_Mid_lyrics</text:p>
          </table:table-cell>
          <table:table-cell office:value-type="string" office:string-value=" don't let me pass don't let me be they show my real face i'll let them condemn it i will be church i will be blind">
            <text:p> don't let me pass don't let me be they show my real face i'll let them condemn it i will be church i will be blind</text:p>
          </table:table-cell>
        </table:table-row>
        <table:table-row>
          <table:table-cell office:value-type="string" office:string-value="Singer11_DeathGrowl_Low_lyrics">
            <text:p>Singer11_DeathGrowl_Low_lyrics</text:p>
          </table:table-cell>
          <table:table-cell office:value-type="string" office:string-value=" the opportunity to show my real face a little damn condemnment i will be church i will be">
            <text:p> the opportunity to show my real face a little damn condemnment i will be church i will be</text:p>
          </table:table-cell>
        </table:table-row>
        <table:table-row>
          <table:table-cell office:value-type="string" office:string-value="Singer11_HardcoreScream_Low_lyrics">
            <text:p>Singer11_HardcoreScream_Low_lyrics</text:p>
          </table:table-cell>
          <table:table-cell office:value-type="string" office:string-value=" to show my real face let them continue">
            <text:p> to show my real face let them continue</text:p>
          </table:table-cell>
        </table:table-row>
        <table:table-row>
          <table:table-cell office:value-type="string" office:string-value="Singer11_DeathGrowl_Mid_lyrics">
            <text:p>Singer11_DeathGrowl_Mid_lyrics</text:p>
          </table:table-cell>
          <table:table-cell office:value-type="string" office:string-value=" to show my real face a letter and condemn it i will be church i will be">
            <text:p> to show my real face a letter and condemn it i will be church i will be</text:p>
          </table:table-cell>
        </table:table-row>
        <table:table-row>
          <table:table-cell office:value-type="string" office:string-value="Singer11_GrindInhale_lyrics">
            <text:p>Singer11_GrindInhale_lyrics</text:p>
          </table:table-cell>
          <table:table-cell office:value-type="string" office:string-value=" i will be">
            <text:p> i will be</text:p>
          </table:table-cell>
        </table:table-row>
        <table:table-row>
          <table:table-cell office:value-type="string" office:string-value="Singer11_HardcoreScream_High_lyrics">
            <text:p>Singer11_HardcoreScream_High_lyrics</text:p>
          </table:table-cell>
          <table:table-cell office:value-type="string" office:string-value=" then i'll bend down and die to show my real face alive that go near me">
            <text:p> then i'll bend down and die to show my real face alive that go near me</text:p>
          </table:table-cell>
        </table:table-row>
        <table:table-row>
          <table:table-cell office:value-type="string" office:string-value="Singer11_HardcoreScream_Mid_lyrics">
            <text:p>Singer11_HardcoreScream_Mid_lyrics</text:p>
          </table:table-cell>
          <table:table-cell office:value-type="string" office:string-value=" to show my real face alive and go lie maggie">
            <text:p> to show my real face alive and go lie maggie</text:p>
          </table:table-cell>
        </table:table-row>
        <table:table-row>
          <table:table-cell office:value-type="string" office:string-value="Singer12_BlackShriek_High_lyrics">
            <text:p>Singer12_BlackShriek_High_lyrics</text:p>
          </table:table-cell>
          <table:table-cell office:value-type="string" office:string-value=" lassie it's i have often literally that's what she'll face">
            <text:p> lassie it's i have often literally that's what she'll face</text:p>
          </table:table-cell>
        </table:table-row>
        <table:table-row>
          <table:table-cell office:value-type="string" office:string-value="Singer12_BlackShriek_Mid_lyrics">
            <text:p>Singer12_BlackShriek_Mid_lyrics</text:p>
          </table:table-cell>
          <table:table-cell office:value-type="string" office:string-value=" you'll never live again so you'll never land lasting a child laughing eternally last was your face">
            <text:p> you'll never live again so you'll never land lasting a child laughing eternally last was your face</text:p>
          </table:table-cell>
        </table:table-row>
        <table:table-row>
          <table:table-cell office:value-type="string" office:string-value="Singer12_ClearVoice_High_lyrics">
            <text:p>Singer12_ClearVoice_High_lyrics</text:p>
          </table:table-cell>
          <table:table-cell office:value-type="string" office:string-value=" avoiding the prophecy of my newfound lost you will never live against your life will end i see you die on my feet eternally smash your face">
            <text:p> avoiding the prophecy of my newfound lost you will never live against your life will end i see you die on my feet eternally smash your face</text:p>
          </table:table-cell>
        </table:table-row>
        <table:table-row>
          <table:table-cell office:value-type="string" office:string-value="Singer12_ClearVoice_Low_lyrics">
            <text:p>Singer12_ClearVoice_Low_lyrics</text:p>
          </table:table-cell>
          <table:table-cell office:value-type="string" office:string-value=" avoiding the prophecy of my new found loss it will never live again seeing your life will end i'll see your eye on my feet eternally i smash your face">
            <text:p> avoiding the prophecy of my new found loss it will never live again seeing your life will end i'll see your eye on my feet eternally i smash your face</text:p>
          </table:table-cell>
        </table:table-row>
        <table:table-row>
          <table:table-cell office:value-type="string" office:string-value="Singer12_ClearVoice_Mid_lyrics">
            <text:p>Singer12_ClearVoice_Mid_lyrics</text:p>
          </table:table-cell>
          <table:table-cell office:value-type="string" office:string-value=" affording the prophecy of my new found lost you will never live again soon your life will ends i see you die on my feet eternally i smash your face">
            <text:p> affording the prophecy of my new found lost you will never live again soon your life will ends i see you die on my feet eternally i smash your face</text:p>
          </table:table-cell>
        </table:table-row>
        <table:table-row>
          <table:table-cell office:value-type="string" office:string-value="Singer12_DeathGrowl_Low_lyrics">
            <text:p>Singer12_DeathGrowl_Low_lyrics</text:p>
          </table:table-cell>
          <table:table-cell office:value-type="string" office:string-value=" prophecy of an unfolded loss">
            <text:p> prophecy of an unfolded loss</text:p>
          </table:table-cell>
        </table:table-row>
        <table:table-row>
          <table:table-cell office:value-type="string" office:string-value="Singer12_DeathGrowl_Mid_lyrics">
            <text:p>Singer12_DeathGrowl_Mid_lyrics</text:p>
          </table:table-cell>
          <table:table-cell office:value-type="string" office:string-value=" your world of a love returned so your love returned i say your tired morphers returnedly i smoke you first">
            <text:p> your world of a love returned so your love returned i say your tired morphers returnedly i smoke you first</text:p>
          </table:table-cell>
        </table:table-row>
        <table:table-row>
          <table:table-cell office:value-type="string" office:string-value="Singer12_GrindInhale_lyrics">
            <text:p>Singer12_GrindInhale_lyrics</text:p>
          </table:table-cell>
          <table:table-cell office:value-type="string" office:string-value=" finding the prophecy of a newborn lies you will never live again so your life will end i see you die at birth eternally as on your face">
            <text:p> finding the prophecy of a newborn lies you will never live again so your life will end i see you die at birth eternally as on your face</text:p>
          </table:table-cell>
        </table:table-row>
        <table:table-row>
          <table:table-cell office:value-type="string" office:string-value="Singer12_GrindInhale_lyrics_2">
            <text:p>Singer12_GrindInhale_lyrics_2</text:p>
          </table:table-cell>
          <table:table-cell office:value-type="string" office:string-value=" i've already dawned a day of a new vowel loss you'll have a laugh again study your life we learn i see you die on bomb feet eternally as on your face">
            <text:p> i've already dawned a day of a new vowel loss you'll have a laugh again study your life we learn i see you die on bomb feet eternally as on your face</text:p>
          </table:table-cell>
        </table:table-row>
        <table:table-row>
          <table:table-cell office:value-type="string" office:string-value="Singer12_HardcoreScream_High_lyrics">
            <text:p>Singer12_HardcoreScream_High_lyrics</text:p>
          </table:table-cell>
          <table:table-cell office:value-type="string" office:string-value=" you're finding the prophecy of a no found loss you'll never live again so you'll never live less aya try our prophet let's atlay less rush a fish">
            <text:p> you're finding the prophecy of a no found loss you'll never live again so you'll never live less aya try our prophet let's atlay less rush a fish</text:p>
          </table:table-cell>
        </table:table-row>
        <table:table-row>
          <table:table-cell office:value-type="string" office:string-value="Singer12_HardcoreScream_Low_lyrics">
            <text:p>Singer12_HardcoreScream_Low_lyrics</text:p>
          </table:table-cell>
          <table:table-cell office:value-type="string" office:string-value=" you'll never leave again so you'll leave">
            <text:p> you'll never leave again so you'll leave</text:p>
          </table:table-cell>
        </table:table-row>
        <table:table-row>
          <table:table-cell office:value-type="string" office:string-value="Singer12_HardcoreScream_Mid_lyrics">
            <text:p>Singer12_HardcoreScream_Mid_lyrics</text:p>
          </table:table-cell>
          <table:table-cell office:value-type="string" office:string-value=" you're a full and a prophecy one of the foul laws you're a labor laboratory so you're a laboratory russian son of buffet russian russian russian russian">
            <text:p> you're a full and a prophecy one of the foul laws you're a labor laboratory so you're a laboratory russian son of buffet russian russian russian russian</text:p>
          </table:table-cell>
        </table:table-row>
        <table:table-row>
          <table:table-cell office:value-type="string" office:string-value="Singer13_BlackShriek_High_lyrics">
            <text:p>Singer13_BlackShriek_High_lyrics</text:p>
          </table:table-cell>
          <table:table-cell office:value-type="string" office:string-value=" save of the sacrist rights warship of the army neighbor brought it by your faith and guided to submission">
            <text:p> save of the sacrist rights warship of the army neighbor brought it by your faith and guided to submission</text:p>
          </table:table-cell>
        </table:table-row>
        <table:table-row>
          <table:table-cell office:value-type="string" office:string-value="Singer13_DeathGrowl_Low_lyrics">
            <text:p>Singer13_DeathGrowl_Low_lyrics</text:p>
          </table:table-cell>
          <table:table-cell office:value-type="string" office:string-value=" of the sacred roads warship of the army the shore blooded by the face and guided to the mission">
            <text:p> of the sacred roads warship of the army the shore blooded by the face and guided to the mission</text:p>
          </table:table-cell>
        </table:table-row>
        <table:table-row>
          <table:table-cell office:value-type="string" office:string-value="Singer13_DeathGrowl_Mid_lyrics">
            <text:p>Singer13_DeathGrowl_Mid_lyrics</text:p>
          </table:table-cell>
          <table:table-cell office:value-type="string" office:string-value=" of the sacred rights warship of the army nation blundered by a face entitled to submission">
            <text:p> of the sacred rights warship of the army nation blundered by a face entitled to submission</text:p>
          </table:table-cell>
        </table:table-row>
        <table:table-row>
          <table:table-cell office:value-type="string" office:string-value="Singer14_BlackShriek_High_lyrics">
            <text:p>Singer14_BlackShriek_High_lyrics</text:p>
          </table:table-cell>
          <table:table-cell office:value-type="string" office:string-value=" sacrifice">
            <text:p> sacrifice</text:p>
          </table:table-cell>
        </table:table-row>
        <table:table-row>
          <table:table-cell office:value-type="string" office:string-value="Singer14_BlackShriek_Mid_lyrics">
            <text:p>Singer14_BlackShriek_Mid_lyrics</text:p>
          </table:table-cell>
          <table:table-cell office:value-type="string" office:string-value=" i live my life to sacrifice oh i'm about to die but i didn't last">
            <text:p> i live my life to sacrifice oh i'm about to die but i didn't last</text:p>
          </table:table-cell>
        </table:table-row>
        <table:table-row>
          <table:table-cell office:value-type="string" office:string-value="Singer14_ClearVoice_High_lyrics">
            <text:p>Singer14_ClearVoice_High_lyrics</text:p>
          </table:table-cell>
          <table:table-cell office:value-type="string" office:string-value=" million you might have to sacrifice oh we're about to die by the dead at last million you might have to sacrifice bound to die that can source to purify dead and buried">
            <text:p> million you might have to sacrifice oh we're about to die by the dead at last million you might have to sacrifice bound to die that can source to purify dead and buried</text:p>
          </table:table-cell>
        </table:table-row>
        <table:table-row>
          <table:table-cell office:value-type="string" office:string-value="Singer14_ClearVoice_Low_lyrics">
            <text:p>Singer14_ClearVoice_Low_lyrics</text:p>
          </table:table-cell>
          <table:table-cell office:value-type="string" office:string-value=" million you might have to sacrifice always bound to time but they didn't last million you might have to sacrifice bound to the tie darkens us to purify dead and buried">
            <text:p> million you might have to sacrifice always bound to time but they didn't last million you might have to sacrifice bound to the tie darkens us to purify dead and buried</text:p>
          </table:table-cell>
        </table:table-row>
        <table:table-row>
          <table:table-cell office:value-type="string" office:string-value="Singer14_ClearVoice_Mid_lyrics">
            <text:p>Singer14_ClearVoice_Mid_lyrics</text:p>
          </table:table-cell>
          <table:table-cell office:value-type="string" office:string-value=" million you might have to sacrifice or we're about to die but that didn't last million you might have to sacrifice bound to die dagging souls to purify dead and buried">
            <text:p> million you might have to sacrifice or we're about to die but that didn't last million you might have to sacrifice bound to die dagging souls to purify dead and buried</text:p>
          </table:table-cell>
        </table:table-row>
        <table:table-row>
          <table:table-cell office:value-type="string" office:string-value="Singer14_DeathGrowl_Low_lyrics">
            <text:p>Singer14_DeathGrowl_Low_lyrics</text:p>
          </table:table-cell>
          <table:table-cell office:value-type="string" office:string-value=" sacrifice oh i want to die by the death at last">
            <text:p> sacrifice oh i want to die by the death at last</text:p>
          </table:table-cell>
        </table:table-row>
        <table:table-row>
          <table:table-cell office:value-type="string" office:string-value="Singer14_DeathGrowl_Mid_lyrics">
            <text:p>Singer14_DeathGrowl_Mid_lyrics</text:p>
          </table:table-cell>
          <table:table-cell office:value-type="string" office:string-value=" my life to sacrifice oh i'm about to die">
            <text:p> my life to sacrifice oh i'm about to die</text:p>
          </table:table-cell>
        </table:table-row>
        <table:table-row>
          <table:table-cell office:value-type="string" office:string-value="Singer15_BlackShriek_High_lyrics">
            <text:p>Singer15_BlackShriek_High_lyrics</text:p>
          </table:table-cell>
          <table:table-cell office:value-type="string" office:string-value=" that's">
            <text:p> that's</text:p>
          </table:table-cell>
        </table:table-row>
        <table:table-row>
          <table:table-cell office:value-type="string" office:string-value="Singer15_BlackShriek_Mid_lyrics">
            <text:p>Singer15_BlackShriek_Mid_lyrics</text:p>
          </table:table-cell>
          <table:table-cell office:value-type="string" office:string-value=" that's why">
            <text:p> that's why</text:p>
          </table:table-cell>
        </table:table-row>
        <table:table-row>
          <table:table-cell office:value-type="string" office:string-value="Singer15_ClearVoice_High_lyrics">
            <text:p>Singer15_ClearVoice_High_lyrics</text:p>
          </table:table-cell>
          <table:table-cell office:value-type="string" office:string-value=" can you defeat the recall can you repair to truth this time i could just away the meaningless the meaningless">
            <text:p> can you defeat the recall can you repair to truth this time i could just away the meaningless the meaningless</text:p>
          </table:table-cell>
        </table:table-row>
        <table:table-row>
          <table:table-cell office:value-type="string" office:string-value="Singer15_ClearVoice_Low_lyrics">
            <text:p>Singer15_ClearVoice_Low_lyrics</text:p>
          </table:table-cell>
          <table:table-cell office:value-type="string" office:string-value=" defeat the recall can you repair the truth this time">
            <text:p> defeat the recall can you repair the truth this time</text:p>
          </table:table-cell>
        </table:table-row>
        <table:table-row>
          <table:table-cell office:value-type="string" office:string-value="Singer15_ClearVoice_Mid_lyrics">
            <text:p>Singer15_ClearVoice_Mid_lyrics</text:p>
          </table:table-cell>
          <table:table-cell office:value-type="string" office:string-value=" can you defeat the recall can you repair the truth this time i chase away the meaningless">
            <text:p> can you defeat the recall can you repair the truth this time i chase away the meaningless</text:p>
          </table:table-cell>
        </table:table-row>
        <table:table-row>
          <table:table-cell office:value-type="string" office:string-value="Singer15_DeathGrowl_Low_lyrics">
            <text:p>Singer15_DeathGrowl_Low_lyrics</text:p>
          </table:table-cell>
          <table:table-cell office:value-type="string" office:string-value=" this time i'll catch">
            <text:p> this time i'll catch</text:p>
          </table:table-cell>
        </table:table-row>
        <table:table-row>
          <table:table-cell office:value-type="string" office:string-value="Singer15_DeathGrowl_Mid_lyrics">
            <text:p>Singer15_DeathGrowl_Mid_lyrics</text:p>
          </table:table-cell>
          <table:table-cell office:value-type="string" office:string-value=" your">
            <text:p> your</text:p>
          </table:table-cell>
        </table:table-row>
        <table:table-row>
          <table:table-cell office:value-type="string" office:string-value="Singer15_HardcoreScream_High_lyrics">
            <text:p>Singer15_HardcoreScream_High_lyrics</text:p>
          </table:table-cell>
          <table:table-cell office:value-type="string" office:string-value=" test">
            <text:p> test</text:p>
          </table:table-cell>
        </table:table-row>
        <table:table-row>
          <table:table-cell office:value-type="string" office:string-value="Singer15_HardcoreScream_Low_lyrics">
            <text:p>Singer15_HardcoreScream_Low_lyrics</text:p>
          </table:table-cell>
          <table:table-cell office:value-type="string" office:string-value=" this time">
            <text:p> this time</text:p>
          </table:table-cell>
        </table:table-row>
        <table:table-row>
          <table:table-cell office:value-type="string" office:string-value="Singer15_HardcoreScream_Mid_lyrics">
            <text:p>Singer15_HardcoreScream_Mid_lyrics</text:p>
          </table:table-cell>
          <table:table-cell office:value-type="string" office:string-value=" january">
            <text:p> january</text:p>
          </table:table-cell>
        </table:table-row>
        <table:table-row>
          <table:table-cell office:value-type="string" office:string-value="Singer17_BlackShriek_High_lyrics">
            <text:p>Singer17_BlackShriek_High_lyrics</text:p>
          </table:table-cell>
          <table:table-cell office:value-type="string" office:string-value=" right">
            <text:p> right</text:p>
          </table:table-cell>
        </table:table-row>
        <table:table-row>
          <table:table-cell office:value-type="string" office:string-value="Singer17_BlackShriek_Mid_lyrics">
            <text:p>Singer17_BlackShriek_Mid_lyrics</text:p>
          </table:table-cell>
          <table:table-cell office:value-type="string" office:string-value="">
            <text:p/>
          </table:table-cell>
        </table:table-row>
        <table:table-row>
          <table:table-cell office:value-type="string" office:string-value="Singer17_ClearVoice_High_lyrics">
            <text:p>Singer17_ClearVoice_High_lyrics</text:p>
          </table:table-cell>
          <table:table-cell office:value-type="string" office:string-value=" slaughter mutilator warm divorce complex shape landscapes crushing all life forms carbon dust leading crushing aiding">
            <text:p> slaughter mutilator warm divorce complex shape landscapes crushing all life forms carbon dust leading crushing aiding</text:p>
          </table:table-cell>
        </table:table-row>
        <table:table-row>
          <table:table-cell office:value-type="string" office:string-value="Singer17_ClearVoice_Low_lyrics">
            <text:p>Singer17_ClearVoice_Low_lyrics</text:p>
          </table:table-cell>
          <table:table-cell office:value-type="string" office:string-value=" slaughter mutilator warm devoid complexion and shapes crushing all life forms carbon each other's leading beating crushing">
            <text:p> slaughter mutilator warm devoid complexion and shapes crushing all life forms carbon each other's leading beating crushing</text:p>
          </table:table-cell>
        </table:table-row>
        <table:table-row>
          <table:table-cell office:value-type="string" office:string-value="Singer17_ClearVoice_Mid_lyrics">
            <text:p>Singer17_ClearVoice_Mid_lyrics</text:p>
          </table:table-cell>
          <table:table-cell office:value-type="string" office:string-value=" soldier mutilator warm divorce couple experience shapes crushing all life form carbonic dirt crushing leading">
            <text:p> soldier mutilator warm divorce couple experience shapes crushing all life form carbonic dirt crushing leading</text:p>
          </table:table-cell>
        </table:table-row>
        <table:table-row>
          <table:table-cell office:value-type="string" office:string-value="Singer17_DeathGrowl_Low_lyrics">
            <text:p>Singer17_DeathGrowl_Low_lyrics</text:p>
          </table:table-cell>
          <table:table-cell office:value-type="string" office:string-value=" so">
            <text:p> so</text:p>
          </table:table-cell>
        </table:table-row>
        <table:table-row>
          <table:table-cell office:value-type="string" office:string-value="Singer17_DeathGrowl_Mid_lyrics">
            <text:p>Singer17_DeathGrowl_Mid_lyrics</text:p>
          </table:table-cell>
          <table:table-cell office:value-type="string" office:string-value=" later">
            <text:p> later</text:p>
          </table:table-cell>
        </table:table-row>
        <table:table-row>
          <table:table-cell office:value-type="string" office:string-value="Singer17_GrindInhale_lyrics">
            <text:p>Singer17_GrindInhale_lyrics</text:p>
          </table:table-cell>
          <table:table-cell office:value-type="string" office:string-value=" lord">
            <text:p> lord</text:p>
          </table:table-cell>
        </table:table-row>
        <table:table-row>
          <table:table-cell office:value-type="string" office:string-value="Singer17_HardcoreScream_High_lyrics">
            <text:p>Singer17_HardcoreScream_High_lyrics</text:p>
          </table:table-cell>
          <table:table-cell office:value-type="string" office:string-value=" couple eighty nine shapes cutting all our form couple eighty">
            <text:p> couple eighty nine shapes cutting all our form couple eighty</text:p>
          </table:table-cell>
        </table:table-row>
        <table:table-row>
          <table:table-cell office:value-type="string" office:string-value="Singer17_HardcoreScream_Low_lyrics">
            <text:p>Singer17_HardcoreScream_Low_lyrics</text:p>
          </table:table-cell>
          <table:table-cell office:value-type="string" office:string-value=" complexing your shape crossing your life">
            <text:p> complexing your shape crossing your life</text:p>
          </table:table-cell>
        </table:table-row>
        <table:table-row>
          <table:table-cell office:value-type="string" office:string-value="Singer17_HardcoreScream_Mid_lyrics">
            <text:p>Singer17_HardcoreScream_Mid_lyrics</text:p>
          </table:table-cell>
          <table:table-cell office:value-type="string" office:string-value=" shanghai farm">
            <text:p> shanghai farm</text:p>
          </table:table-cell>
        </table:table-row>
        <table:table-row>
          <table:table-cell office:value-type="string" office:string-value="Singer18_BlackShriek_High_lyrics">
            <text:p>Singer18_BlackShriek_High_lyrics</text:p>
          </table:table-cell>
          <table:table-cell office:value-type="string" office:string-value=" she was a fast machine she kept a model claim she was the fast damn woman that i've ever seen she ever sightless eyes telling me no lies knocking me out with us american fights taking my right of share i'd be fighting for air she taught me to come that i was already there">
            <text:p> she was a fast machine she kept a model claim she was the fast damn woman that i've ever seen she ever sightless eyes telling me no lies knocking me out with us american fights taking my right of share i'd be fighting for air she taught me to come that i was already there</text:p>
          </table:table-cell>
        </table:table-row>
        <table:table-row>
          <table:table-cell office:value-type="string" office:string-value="Singer18_BlackShriek_Mid_lyrics">
            <text:p>Singer18_BlackShriek_Mid_lyrics</text:p>
          </table:table-cell>
          <table:table-cell office:value-type="string" office:string-value=" she was a false machine she kept a model clean she was the best term woman that i will have seen she had the cyclist size turning me noise knocking me out we was a merry god false">
            <text:p> she was a false machine she kept a model clean she was the best term woman that i will have seen she had the cyclist size turning me noise knocking me out we was a merry god false</text:p>
          </table:table-cell>
        </table:table-row>
        <table:table-row>
          <table:table-cell office:value-type="string" office:string-value="Singer18_ClearVoice_High_lyrics">
            <text:p>Singer18_ClearVoice_High_lyrics</text:p>
          </table:table-cell>
          <table:table-cell office:value-type="string" office:string-value=" she was a fast machine she kept a model clean she was the best damn woman that i ever seen she had the sightless eyes telling me no lies knocking me out with az american fights taking more than a share had me fighting for air">
            <text:p> she was a fast machine she kept a model clean she was the best damn woman that i ever seen she had the sightless eyes telling me no lies knocking me out with az american fights taking more than a share had me fighting for air</text:p>
          </table:table-cell>
        </table:table-row>
        <table:table-row>
          <table:table-cell office:value-type="string" office:string-value="Singer18_ClearVoice_Low_lyrics">
            <text:p>Singer18_ClearVoice_Low_lyrics</text:p>
          </table:table-cell>
          <table:table-cell office:value-type="string" office:string-value=" she was a fast machine she kept motor clean she was the best damn woman that i ever seen she had the sightless eyes telling me no lies knocking me out with those american thighs">
            <text:p> she was a fast machine she kept motor clean she was the best damn woman that i ever seen she had the sightless eyes telling me no lies knocking me out with those american thighs</text:p>
          </table:table-cell>
        </table:table-row>
        <table:table-row>
          <table:table-cell office:value-type="string" office:string-value="Singer18_ClearVoice_Mid_lyrics">
            <text:p>Singer18_ClearVoice_Mid_lyrics</text:p>
          </table:table-cell>
          <table:table-cell office:value-type="string" office:string-value=" she was a fast machine she kept a model clean she was the best tam woman that i ever seen she had the sightless eyes telling me no lies knocking me out with those american thighs">
            <text:p> she was a fast machine she kept a model clean she was the best tam woman that i ever seen she had the sightless eyes telling me no lies knocking me out with those american thighs</text:p>
          </table:table-cell>
        </table:table-row>
        <table:table-row>
          <table:table-cell office:value-type="string" office:string-value="Singer18_DeathGrowl_Low_lyrics">
            <text:p>Singer18_DeathGrowl_Low_lyrics</text:p>
          </table:table-cell>
          <table:table-cell office:value-type="string" office:string-value=" she was the first machine she kept a model clean she was the best damn woman that i ever seen she had the sightless eyes telling me no lies knocking me out with us american fights">
            <text:p> she was the first machine she kept a model clean she was the best damn woman that i ever seen she had the sightless eyes telling me no lies knocking me out with us american fights</text:p>
          </table:table-cell>
        </table:table-row>
        <table:table-row>
          <table:table-cell office:value-type="string" office:string-value="Singer18_DeathGrowl_Mid_lyrics">
            <text:p>Singer18_DeathGrowl_Mid_lyrics</text:p>
          </table:table-cell>
          <table:table-cell office:value-type="string" office:string-value=" she was a fuss machine she kept a model clean she was the best term woman that i ever seen she had the side precise telling me no lies knocking me out with us american fuss">
            <text:p> she was a fuss machine she kept a model clean she was the best term woman that i ever seen she had the side precise telling me no lies knocking me out with us american fuss</text:p>
          </table:table-cell>
        </table:table-row>
        <table:table-row>
          <table:table-cell office:value-type="string" office:string-value="Singer18_HardcoreScream_High_lyrics">
            <text:p>Singer18_HardcoreScream_High_lyrics</text:p>
          </table:table-cell>
          <table:table-cell office:value-type="string" office:string-value=" she was a fast machete she kept a model claimed she was the best damn woman that i'd ever seen she had a sightless eyes telling me no lies knocking me out with a samaritan face">
            <text:p> she was a fast machete she kept a model claimed she was the best damn woman that i'd ever seen she had a sightless eyes telling me no lies knocking me out with a samaritan face</text:p>
          </table:table-cell>
        </table:table-row>
        <table:table-row>
          <table:table-cell office:value-type="string" office:string-value="Singer18_HardcoreScream_Low_lyrics">
            <text:p>Singer18_HardcoreScream_Low_lyrics</text:p>
          </table:table-cell>
          <table:table-cell office:value-type="string" office:string-value=" she was a fast machine she kept a model clean she was the best term one but fine we have a since she had the sideless eyes telling me no lies knocking me out with us american fights">
            <text:p> she was a fast machine she kept a model clean she was the best term one but fine we have a since she had the sideless eyes telling me no lies knocking me out with us american fights</text:p>
          </table:table-cell>
        </table:table-row>
        <table:table-row>
          <table:table-cell office:value-type="string" office:string-value="Singer18_HardcoreScream_Mid_lyrics">
            <text:p>Singer18_HardcoreScream_Mid_lyrics</text:p>
          </table:table-cell>
          <table:table-cell office:value-type="string" office:string-value=" she was a fast machine she kept a model clean she was the best term woman that i've ever seen she had the sightless eyes telling me no lies knocking me hard with those american fies">
            <text:p> she was a fast machine she kept a model clean she was the best term woman that i've ever seen she had the sightless eyes telling me no lies knocking me hard with those american fies</text:p>
          </table:table-cell>
        </table:table-row>
        <table:table-row>
          <table:table-cell office:value-type="string" office:string-value="Singer19_BlackShriek_Mid_lyrics">
            <text:p>Singer19_BlackShriek_Mid_lyrics</text:p>
          </table:table-cell>
          <table:table-cell office:value-type="string" office:string-value=" this morning it on the edge of may the day wicked down water trains called psalm">
            <text:p> this morning it on the edge of may the day wicked down water trains called psalm</text:p>
          </table:table-cell>
        </table:table-row>
        <table:table-row>
          <table:table-cell office:value-type="string" office:string-value="Singer19_ClearVoice_High_lyrics">
            <text:p>Singer19_ClearVoice_High_lyrics</text:p>
          </table:table-cell>
          <table:table-cell office:value-type="string" office:string-value=" morning and only echo may the day we can draw harder trades count some who are worn">
            <text:p> morning and only echo may the day we can draw harder trades count some who are worn</text:p>
          </table:table-cell>
        </table:table-row>
        <table:table-row>
          <table:table-cell office:value-type="string" office:string-value="Singer19_ClearVoice_Low_lyrics">
            <text:p>Singer19_ClearVoice_Low_lyrics</text:p>
          </table:table-cell>
          <table:table-cell office:value-type="string" office:string-value=" this morning and all year to me the day wakes down all the trees">
            <text:p> this morning and all year to me the day wakes down all the trees</text:p>
          </table:table-cell>
        </table:table-row>
        <table:table-row>
          <table:table-cell office:value-type="string" office:string-value="Singer19_ClearVoice_Mid_lyrics">
            <text:p>Singer19_ClearVoice_Mid_lyrics</text:p>
          </table:table-cell>
          <table:table-cell office:value-type="string" office:string-value=" this morning hello lydia to me the day we cut down all the trees consume the water">
            <text:p> this morning hello lydia to me the day we cut down all the trees consume the water</text:p>
          </table:table-cell>
        </table:table-row>
        <table:table-row>
          <table:table-cell office:value-type="string" office:string-value="Singer19_DeathGrowl_Low_lyrics">
            <text:p>Singer19_DeathGrowl_Low_lyrics</text:p>
          </table:table-cell>
          <table:table-cell office:value-type="string" office:string-value=" that only answer me that i will cut down">
            <text:p> that only answer me that i will cut down</text:p>
          </table:table-cell>
        </table:table-row>
        <table:table-row>
          <table:table-cell office:value-type="string" office:string-value="Singer19_DeathGrowl_Mid_lyrics">
            <text:p>Singer19_DeathGrowl_Mid_lyrics</text:p>
          </table:table-cell>
          <table:table-cell office:value-type="string" office:string-value=" and on the end of may the day when could not water trace could some do all round">
            <text:p> and on the end of may the day when could not water trace could some do all round</text:p>
          </table:table-cell>
        </table:table-row>
        <table:table-row>
          <table:table-cell office:value-type="string" office:string-value="Singer19_HardcoreScream_High_lyrics">
            <text:p>Singer19_HardcoreScream_High_lyrics</text:p>
          </table:table-cell>
          <table:table-cell office:value-type="string" office:string-value=" this morning really into may today wicked dog run a train god's off">
            <text:p> this morning really into may today wicked dog run a train god's off</text:p>
          </table:table-cell>
        </table:table-row>
        <table:table-row>
          <table:table-cell office:value-type="string" office:string-value="Singer19_HardcoreScream_Low_lyrics">
            <text:p>Singer19_HardcoreScream_Low_lyrics</text:p>
          </table:table-cell>
          <table:table-cell office:value-type="string" office:string-value=" this party will only enter me today will condone water trays god's song will all water">
            <text:p> this party will only enter me today will condone water trays god's song will all water</text:p>
          </table:table-cell>
        </table:table-row>
        <table:table-row>
          <table:table-cell office:value-type="string" office:string-value="Singer19_HardcoreScream_Mid_lyrics">
            <text:p>Singer19_HardcoreScream_Mid_lyrics</text:p>
          </table:table-cell>
          <table:table-cell office:value-type="string" office:string-value=" this morning read only until may today we can don't roll the trays">
            <text:p> this morning read only until may today we can don't roll the trays</text:p>
          </table:table-cell>
        </table:table-row>
        <table:table-row>
          <table:table-cell office:value-type="string" office:string-value="Singer1_BlackShriek_Mid_lyrics">
            <text:p>Singer1_BlackShriek_Mid_lyrics</text:p>
          </table:table-cell>
          <table:table-cell office:value-type="string" office:string-value=" they told me to want the malafu scare but my clothes are with a sharp to do so and they burnt to camaraderie the air got a good grip it started to grow they told me to with the malafu scare but my clothes are with a sharp to do so and they burnt to camaraderie the air got a good grip">
            <text:p> they told me to want the malafu scare but my clothes are with a sharp to do so and they burnt to camaraderie the air got a good grip it started to grow they told me to with the malafu scare but my clothes are with a sharp to do so and they burnt to camaraderie the air got a good grip</text:p>
          </table:table-cell>
        </table:table-row>
        <table:table-row>
          <table:table-cell office:value-type="string" office:string-value="Singer1_ClearVoice_High_lyrics">
            <text:p>Singer1_ClearVoice_High_lyrics</text:p>
          </table:table-cell>
          <table:table-cell office:value-type="string" office:string-value=" they told me to undo my la fuscaire but my claws are way too sharp to do so undo bull to come down the teddy air get a good grip it's time to grow they told me to undo my la fuscaire but my claws are way too sharp to do so undo bull to come down the teddy air get a good">
            <text:p> they told me to undo my la fuscaire but my claws are way too sharp to do so undo bull to come down the teddy air get a good grip it's time to grow they told me to undo my la fuscaire but my claws are way too sharp to do so undo bull to come down the teddy air get a good</text:p>
          </table:table-cell>
        </table:table-row>
        <table:table-row>
          <table:table-cell office:value-type="string" office:string-value="Singer1_ClearVoice_Low_lyrics">
            <text:p>Singer1_ClearVoice_Low_lyrics</text:p>
          </table:table-cell>
          <table:table-cell office:value-type="string" office:string-value=" they told me to wind a mall of wiscar but my closer way too sharp to do so unable to come down let in the air gets a good grip it's time to grow they told me to wind a mall of wiscar but my closer way too sharp to do so unable to come down let in the air get">
            <text:p> they told me to wind a mall of wiscar but my closer way too sharp to do so unable to come down let in the air gets a good grip it's time to grow they told me to wind a mall of wiscar but my closer way too sharp to do so unable to come down let in the air get</text:p>
          </table:table-cell>
        </table:table-row>
        <table:table-row>
          <table:table-cell office:value-type="string" office:string-value="Singer1_ClearVoice_Mid_lyrics">
            <text:p>Singer1_ClearVoice_Mid_lyrics</text:p>
          </table:table-cell>
          <table:table-cell office:value-type="string" office:string-value=" they told me to wander my laugh whisker but my clothes are way too sharp to do so un nae bull to come down at in the air gets a good grip it's time to grow they told me to wander my laugh whisker but my clothes are way too sharp to do so un nae bull to come down at in the air gets a good grip">
            <text:p> they told me to wander my laugh whisker but my clothes are way too sharp to do so un nae bull to come down at in the air gets a good grip it's time to grow they told me to wander my laugh whisker but my clothes are way too sharp to do so un nae bull to come down at in the air gets a good grip</text:p>
          </table:table-cell>
        </table:table-row>
        <table:table-row>
          <table:table-cell office:value-type="string" office:string-value="Singer1_DeathGrowl_Low_lyrics">
            <text:p>Singer1_DeathGrowl_Low_lyrics</text:p>
          </table:table-cell>
          <table:table-cell office:value-type="string" office:string-value=" but my clothes away too sharp to do so">
            <text:p> but my clothes away too sharp to do so</text:p>
          </table:table-cell>
        </table:table-row>
        <table:table-row>
          <table:table-cell office:value-type="string" office:string-value="Singer1_DeathGrowl_Mid_lyrics">
            <text:p>Singer1_DeathGrowl_Mid_lyrics</text:p>
          </table:table-cell>
          <table:table-cell office:value-type="string" office:string-value=" they taught me to water my lap with care but my clothes are way too sharp to do so and they bird to catalyst is here got a good grip it start to grow they taught me to water my lap with care but my clothes are way too sharp to do so and they bird to catalyst is here">
            <text:p> they taught me to water my lap with care but my clothes are way too sharp to do so and they bird to catalyst is here got a good grip it start to grow they taught me to water my lap with care but my clothes are way too sharp to do so and they bird to catalyst is here</text:p>
          </table:table-cell>
        </table:table-row>
        <table:table-row>
          <table:table-cell office:value-type="string" office:string-value="Singer1_HardcoreScream_Mid_lyrics">
            <text:p>Singer1_HardcoreScream_Mid_lyrics</text:p>
          </table:table-cell>
          <table:table-cell office:value-type="string" office:string-value=" but my clothes are way too sharp to do so">
            <text:p> but my clothes are way too sharp to do so</text:p>
          </table:table-cell>
        </table:table-row>
        <table:table-row>
          <table:table-cell office:value-type="string" office:string-value="Singer20_BlackShriek_High_lyrics">
            <text:p>Singer20_BlackShriek_High_lyrics</text:p>
          </table:table-cell>
          <table:table-cell office:value-type="string" office:string-value=" reason doesn't rule the world the great of your people equal the misery of many when accumulation is fastest survival">
            <text:p> reason doesn't rule the world the great of your people equal the misery of many when accumulation is fastest survival</text:p>
          </table:table-cell>
        </table:table-row>
        <table:table-row>
          <table:table-cell office:value-type="string" office:string-value="Singer20_BlackShriek_Mid_lyrics">
            <text:p>Singer20_BlackShriek_Mid_lyrics</text:p>
          </table:table-cell>
          <table:table-cell office:value-type="string" office:string-value=" reason doesn't rule the world the greed of your people equal the misery of many when accumulation is fastest survival">
            <text:p> reason doesn't rule the world the greed of your people equal the misery of many when accumulation is fastest survival</text:p>
          </table:table-cell>
        </table:table-row>
        <table:table-row>
          <table:table-cell office:value-type="string" office:string-value="Singer20_ClearVoice_High_lyrics">
            <text:p>Singer20_ClearVoice_High_lyrics</text:p>
          </table:table-cell>
          <table:table-cell office:value-type="string" office:string-value=" reason doesn't rule the world the greed of few people he crawled the misery of many when accumulated shine his facings survive all">
            <text:p> reason doesn't rule the world the greed of few people he crawled the misery of many when accumulated shine his facings survive all</text:p>
          </table:table-cell>
        </table:table-row>
        <table:table-row>
          <table:table-cell office:value-type="string" office:string-value="Singer20_ClearVoice_Low_lyrics">
            <text:p>Singer20_ClearVoice_Low_lyrics</text:p>
          </table:table-cell>
          <table:table-cell office:value-type="string" office:string-value=" reason doesn't rule the world the greed of few people equal the misery of many when accumulation is facing survival">
            <text:p> reason doesn't rule the world the greed of few people equal the misery of many when accumulation is facing survival</text:p>
          </table:table-cell>
        </table:table-row>
        <table:table-row>
          <table:table-cell office:value-type="string" office:string-value="Singer20_ClearVoice_Mid_lyrics">
            <text:p>Singer20_ClearVoice_Mid_lyrics</text:p>
          </table:table-cell>
          <table:table-cell office:value-type="string" office:string-value=" reason doesn't rule the world the greed of few people equal the misery of many when accumulation is facing survival">
            <text:p> reason doesn't rule the world the greed of few people equal the misery of many when accumulation is facing survival</text:p>
          </table:table-cell>
        </table:table-row>
        <table:table-row>
          <table:table-cell office:value-type="string" office:string-value="Singer20_DeathGrowl_Low_lyrics">
            <text:p>Singer20_DeathGrowl_Low_lyrics</text:p>
          </table:table-cell>
          <table:table-cell office:value-type="string" office:string-value=" reason doesn't know the world the great of your people equal the misery of many a one accumulation is fasting survival">
            <text:p> reason doesn't know the world the great of your people equal the misery of many a one accumulation is fasting survival</text:p>
          </table:table-cell>
        </table:table-row>
        <table:table-row>
          <table:table-cell office:value-type="string" office:string-value="Singer20_DeathGrowl_Mid_lyrics">
            <text:p>Singer20_DeathGrowl_Mid_lyrics</text:p>
          </table:table-cell>
          <table:table-cell office:value-type="string" office:string-value=" risen those who know the world the great of you people equal the misery of many when luck humor is shown is fasting survival">
            <text:p> risen those who know the world the great of you people equal the misery of many when luck humor is shown is fasting survival</text:p>
          </table:table-cell>
        </table:table-row>
        <table:table-row>
          <table:table-cell office:value-type="string" office:string-value="Singer20_HardcoreScream_High_lyrics">
            <text:p>Singer20_HardcoreScream_High_lyrics</text:p>
          </table:table-cell>
          <table:table-cell office:value-type="string" office:string-value=" reason does and will the world the great of your people equal the misery of many when not your moleshine is fasting survival">
            <text:p> reason does and will the world the great of your people equal the misery of many when not your moleshine is fasting survival</text:p>
          </table:table-cell>
        </table:table-row>
        <table:table-row>
          <table:table-cell office:value-type="string" office:string-value="Singer20_HardcoreScream_Low_lyrics">
            <text:p>Singer20_HardcoreScream_Low_lyrics</text:p>
          </table:table-cell>
          <table:table-cell office:value-type="string" office:string-value=" reason doesn't rule the world the greed of few people equals the misery of many were not humiliation his fasting survival">
            <text:p> reason doesn't rule the world the greed of few people equals the misery of many were not humiliation his fasting survival</text:p>
          </table:table-cell>
        </table:table-row>
        <table:table-row>
          <table:table-cell office:value-type="string" office:string-value="Singer20_HardcoreScream_Mid_lyrics">
            <text:p>Singer20_HardcoreScream_Mid_lyrics</text:p>
          </table:table-cell>
          <table:table-cell office:value-type="string" office:string-value=" reason doesn't rule the world the greed of your people equal the misery of man when at your mill is shown its fasting survival">
            <text:p> reason doesn't rule the world the greed of your people equal the misery of man when at your mill is shown its fasting survival</text:p>
          </table:table-cell>
        </table:table-row>
        <table:table-row>
          <table:table-cell office:value-type="string" office:string-value="Singer22_BlackShriek_High_lyrics">
            <text:p>Singer22_BlackShriek_High_lyrics</text:p>
          </table:table-cell>
          <table:table-cell office:value-type="string" office:string-value=" blood ray ray ray">
            <text:p> blood ray ray ray</text:p>
          </table:table-cell>
        </table:table-row>
        <table:table-row>
          <table:table-cell office:value-type="string" office:string-value="Singer22_BlackShriek_Mid_lyrics">
            <text:p>Singer22_BlackShriek_Mid_lyrics</text:p>
          </table:table-cell>
          <table:table-cell office:value-type="string" office:string-value=" but pray a fresh time that the lights are vital that the rays of the loud while rays are present when rays the scales">
            <text:p> but pray a fresh time that the lights are vital that the rays of the loud while rays are present when rays the scales</text:p>
          </table:table-cell>
        </table:table-row>
        <table:table-row>
          <table:table-cell office:value-type="string" office:string-value="Singer22_BlackShriek_Mid_lyrics_2">
            <text:p>Singer22_BlackShriek_Mid_lyrics_2</text:p>
          </table:table-cell>
          <table:table-cell office:value-type="string" office:string-value=" god pray for it to die is that right to fight for">
            <text:p> god pray for it to die is that right to fight for</text:p>
          </table:table-cell>
        </table:table-row>
        <table:table-row>
          <table:table-cell office:value-type="string" office:string-value="Singer22_ClearVoice_High_lyrics">
            <text:p>Singer22_ClearVoice_High_lyrics</text:p>
          </table:table-cell>
          <table:table-cell office:value-type="string" office:string-value=" burned pray afraid to die that's light you fight for hot loo wedge hub cause your sea breeding reread the sky">
            <text:p> burned pray afraid to die that's light you fight for hot loo wedge hub cause your sea breeding reread the sky</text:p>
          </table:table-cell>
        </table:table-row>
        <table:table-row>
          <table:table-cell office:value-type="string" office:string-value="Singer22_ClearVoice_Low_lyrics">
            <text:p>Singer22_ClearVoice_Low_lyrics</text:p>
          </table:table-cell>
          <table:table-cell office:value-type="string" office:string-value=" burnt prey fret dies other life to fight for heart to little way to heart stop breathing reared the sky">
            <text:p> burnt prey fret dies other life to fight for heart to little way to heart stop breathing reared the sky</text:p>
          </table:table-cell>
        </table:table-row>
        <table:table-row>
          <table:table-cell office:value-type="string" office:string-value="Singer22_ClearVoice_Mid_lyrics">
            <text:p>Singer22_ClearVoice_Mid_lyrics</text:p>
          </table:table-cell>
          <table:table-cell office:value-type="string" office:string-value=" burnt prey afraid to die is that life to fight for heart lose weight of cause hearts are breathing red the sky">
            <text:p> burnt prey afraid to die is that life to fight for heart lose weight of cause hearts are breathing red the sky</text:p>
          </table:table-cell>
        </table:table-row>
        <table:table-row>
          <table:table-cell office:value-type="string" office:string-value="Singer22_DeathGrowl_Low_lyrics">
            <text:p>Singer22_DeathGrowl_Low_lyrics</text:p>
          </table:table-cell>
          <table:table-cell office:value-type="string" office:string-value=" where is">
            <text:p> where is</text:p>
          </table:table-cell>
        </table:table-row>
        <table:table-row>
          <table:table-cell office:value-type="string" office:string-value="Singer22_DeathGrowl_Mid_lyrics">
            <text:p>Singer22_DeathGrowl_Mid_lyrics</text:p>
          </table:table-cell>
          <table:table-cell office:value-type="string" office:string-value=" but pray afraid to die is not the last of fight well after we have to learn">
            <text:p> but pray afraid to die is not the last of fight well after we have to learn</text:p>
          </table:table-cell>
        </table:table-row>
        <table:table-row>
          <table:table-cell office:value-type="string" office:string-value="Singer22_HardcoreScream_High_lyrics">
            <text:p>Singer22_HardcoreScream_High_lyrics</text:p>
          </table:table-cell>
          <table:table-cell office:value-type="string" office:string-value=" loud bright bright bright bright bright bright bright bright bright bright loud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text:p> loud bright bright bright bright bright bright bright bright bright bright loud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 bright</text:p>
          </table:table-cell>
        </table:table-row>
        <table:table-row>
          <table:table-cell office:value-type="string" office:string-value="Singer22_HardcoreScream_Low_lyrics">
            <text:p>Singer22_HardcoreScream_Low_lyrics</text:p>
          </table:table-cell>
          <table:table-cell office:value-type="string" office:string-value=" but pray french die is that life to fight for after all why to us god your house are praying where red does go">
            <text:p> but pray french die is that life to fight for after all why to us god your house are praying where red does go</text:p>
          </table:table-cell>
        </table:table-row>
        <table:table-row>
          <table:table-cell office:value-type="string" office:string-value="Singer22_HardcoreScream_Mid_lyrics">
            <text:p>Singer22_HardcoreScream_Mid_lyrics</text:p>
          </table:table-cell>
          <table:table-cell office:value-type="string" office:string-value=" french die is not the life to fight for rob the road rob the road starts you outside brazil where reds discover">
            <text:p> french die is not the life to fight for rob the road rob the road starts you outside brazil where reds discover</text:p>
          </table:table-cell>
        </table:table-row>
        <table:table-row>
          <table:table-cell office:value-type="string" office:string-value="Singer23_BlackShriek_High_lyrics">
            <text:p>Singer23_BlackShriek_High_lyrics</text:p>
          </table:table-cell>
          <table:table-cell office:value-type="string" office:string-value=" yeah">
            <text:p> yeah</text:p>
          </table:table-cell>
        </table:table-row>
        <table:table-row>
          <table:table-cell office:value-type="string" office:string-value="Singer23_BlackShriek_Mid_lyrics">
            <text:p>Singer23_BlackShriek_Mid_lyrics</text:p>
          </table:table-cell>
          <table:table-cell office:value-type="string" office:string-value=" you know i can't fight for yourself every time you watch i can't">
            <text:p> you know i can't fight for yourself every time you watch i can't</text:p>
          </table:table-cell>
        </table:table-row>
        <table:table-row>
          <table:table-cell office:value-type="string" office:string-value="Singer23_ClearVoice_High_lyrics">
            <text:p>Singer23_ClearVoice_High_lyrics</text:p>
          </table:table-cell>
          <table:table-cell office:value-type="string" office:string-value=" you know i can fight for yourself you're after duty's on your own nobody's gonna tell to what you want her to say you know i can fight for yourself every time you wish you could have so">
            <text:p> you know i can fight for yourself you're after duty's on your own nobody's gonna tell to what you want her to say you know i can fight for yourself every time you wish you could have so</text:p>
          </table:table-cell>
        </table:table-row>
        <table:table-row>
          <table:table-cell office:value-type="string" office:string-value="Singer23_ClearVoice_Low_lyrics">
            <text:p>Singer23_ClearVoice_Low_lyrics</text:p>
          </table:table-cell>
          <table:table-cell office:value-type="string" office:string-value=" you know i can fight for yourself you have to do this on your own nobody's gonna tell to her what you wanted to say you know i can fight for yourself every time you wish you could have so">
            <text:p> you know i can fight for yourself you have to do this on your own nobody's gonna tell to her what you wanted to say you know i can fight for yourself every time you wish you could have so</text:p>
          </table:table-cell>
        </table:table-row>
        <table:table-row>
          <table:table-cell office:value-type="string" office:string-value="Singer23_ClearVoice_Mid_lyrics">
            <text:p>Singer23_ClearVoice_Mid_lyrics</text:p>
          </table:table-cell>
          <table:table-cell office:value-type="string" office:string-value=" you know i can't fight for yourself you have to do this on your own or buddy is gonna tell to what you wanted to say you know i can't fight for yourself every time you wish you could have so">
            <text:p> you know i can't fight for yourself you have to do this on your own or buddy is gonna tell to what you wanted to say you know i can't fight for yourself every time you wish you could have so</text:p>
          </table:table-cell>
        </table:table-row>
        <table:table-row>
          <table:table-cell office:value-type="string" office:string-value="Singer23_DeathGrowl_Low_lyrics">
            <text:p>Singer23_DeathGrowl_Low_lyrics</text:p>
          </table:table-cell>
          <table:table-cell office:value-type="string" office:string-value=" you know i can't fight for yourself you're rough to do this on your own nobody's gonna do what you want to do so you know i can't fight for yourself every time you wish you could have solved">
            <text:p> you know i can't fight for yourself you're rough to do this on your own nobody's gonna do what you want to do so you know i can't fight for yourself every time you wish you could have solved</text:p>
          </table:table-cell>
        </table:table-row>
        <table:table-row>
          <table:table-cell office:value-type="string" office:string-value="Singer23_DeathGrowl_Mid_lyrics">
            <text:p>Singer23_DeathGrowl_Mid_lyrics</text:p>
          </table:table-cell>
          <table:table-cell office:value-type="string" office:string-value=" you know what can fight for yourself you're right the toad except your road nobody has gone to toad so what you want i told you you know what can fight for yourself every time you wash your coat that's all">
            <text:p> you know what can fight for yourself you're right the toad except your road nobody has gone to toad so what you want i told you you know what can fight for yourself every time you wash your coat that's all</text:p>
          </table:table-cell>
        </table:table-row>
        <table:table-row>
          <table:table-cell office:value-type="string" office:string-value="Singer23_HardcoreScream_High_lyrics">
            <text:p>Singer23_HardcoreScream_High_lyrics</text:p>
          </table:table-cell>
          <table:table-cell office:value-type="string" office:string-value=" y'all know i can't fight for y'all">
            <text:p> y'all know i can't fight for y'all</text:p>
          </table:table-cell>
        </table:table-row>
        <table:table-row>
          <table:table-cell office:value-type="string" office:string-value="Singer23_HardcoreScream_Low_lyrics">
            <text:p>Singer23_HardcoreScream_Low_lyrics</text:p>
          </table:table-cell>
          <table:table-cell office:value-type="string" office:string-value=" you know i can't fight for yourself your rapture turn it's on your own nobody has gone a turn to what you want i told you sir you know i can't fight for yourself every time you wish your could not solve">
            <text:p> you know i can't fight for yourself your rapture turn it's on your own nobody has gone a turn to what you want i told you sir you know i can't fight for yourself every time you wish your could not solve</text:p>
          </table:table-cell>
        </table:table-row>
        <table:table-row>
          <table:table-cell office:value-type="string" office:string-value="Singer23_HardcoreScream_Mid_lyrics">
            <text:p>Singer23_HardcoreScream_Mid_lyrics</text:p>
          </table:table-cell>
          <table:table-cell office:value-type="string" office:string-value=" y'all know i can't fight for yourself you're rough to darn as on your own nobody as goner turn don't watch your water at your side y'all know i can't fight for yourself every time you wash your cut off">
            <text:p> y'all know i can't fight for yourself you're rough to darn as on your own nobody as goner turn don't watch your water at your side y'all know i can't fight for yourself every time you wash your cut off</text:p>
          </table:table-cell>
        </table:table-row>
        <table:table-row>
          <table:table-cell office:value-type="string" office:string-value="Singer24_ClearVoice_Low_lyrics">
            <text:p>Singer24_ClearVoice_Low_lyrics</text:p>
          </table:table-cell>
          <table:table-cell office:value-type="string" office:string-value=" this time it is the end i've got nothing left to lose while sinking in the sand i am still thinking of you to all the things i've done and for all the things i've tried">
            <text:p> this time it is the end i've got nothing left to lose while sinking in the sand i am still thinking of you to all the things i've done and for all the things i've tried</text:p>
          </table:table-cell>
        </table:table-row>
        <table:table-row>
          <table:table-cell office:value-type="string" office:string-value="Singer24_ClearVoice_High_lyrics">
            <text:p>Singer24_ClearVoice_High_lyrics</text:p>
          </table:table-cell>
          <table:table-cell office:value-type="string" office:string-value=" this time it is the end i've got nothing left to lose while sinking in the sand i'm still thinking of you to all the things i've done and for all the things i've tried">
            <text:p> this time it is the end i've got nothing left to lose while sinking in the sand i'm still thinking of you to all the things i've done and for all the things i've tried</text:p>
          </table:table-cell>
        </table:table-row>
        <table:table-row>
          <table:table-cell office:value-type="string" office:string-value="Singer24_ClearVoice_Mid_lyrics">
            <text:p>Singer24_ClearVoice_Mid_lyrics</text:p>
          </table:table-cell>
          <table:table-cell office:value-type="string" office:string-value=" this time it is the end i've got nothing left to lose while sinking in the sand i am still thinking of you to all the things i've done and for all the things i've tried">
            <text:p> this time it is the end i've got nothing left to lose while sinking in the sand i am still thinking of you to all the things i've done and for all the things i've tried</text:p>
          </table:table-cell>
        </table:table-row>
        <table:table-row>
          <table:table-cell office:value-type="string" office:string-value="Singer24_HardcoreScream_Mid_lyrics">
            <text:p>Singer24_HardcoreScream_Mid_lyrics</text:p>
          </table:table-cell>
          <table:table-cell office:value-type="string" office:string-value=" when we'll open our eyes and sara did say maybe we'll realize though a church must be god's bound to be blind no">
            <text:p> when we'll open our eyes and sara did say maybe we'll realize though a church must be god's bound to be blind no</text:p>
          </table:table-cell>
        </table:table-row>
        <table:table-row>
          <table:table-cell office:value-type="string" office:string-value="Singer25_BlackShriek_High_lyrics">
            <text:p>Singer25_BlackShriek_High_lyrics</text:p>
          </table:table-cell>
          <table:table-cell office:value-type="string" office:string-value=" the ocean couldn't outsound the cry wandering through the fire the lightning">
            <text:p> the ocean couldn't outsound the cry wandering through the fire the lightning</text:p>
          </table:table-cell>
        </table:table-row>
        <table:table-row>
          <table:table-cell office:value-type="string" office:string-value="Singer25_BlackShriek_Mid_lyrics">
            <text:p>Singer25_BlackShriek_Mid_lyrics</text:p>
          </table:table-cell>
          <table:table-cell office:value-type="string" office:string-value=" the ocean could not understand the crying wandering through the forest the lightning">
            <text:p> the ocean could not understand the crying wandering through the forest the lightning</text:p>
          </table:table-cell>
        </table:table-row>
        <table:table-row>
          <table:table-cell office:value-type="string" office:string-value="Singer25_ClearVoice_High_lyrics">
            <text:p>Singer25_ClearVoice_High_lyrics</text:p>
          </table:table-cell>
          <table:table-cell office:value-type="string" office:string-value=" thunder in my eyes the ocean couldn't understand the crime wandering through the fog the lightning">
            <text:p> thunder in my eyes the ocean couldn't understand the crime wandering through the fog the lightning</text:p>
          </table:table-cell>
        </table:table-row>
        <table:table-row>
          <table:table-cell office:value-type="string" office:string-value="Singer25_ClearVoice_Low_lyrics">
            <text:p>Singer25_ClearVoice_Low_lyrics</text:p>
          </table:table-cell>
          <table:table-cell office:value-type="string" office:string-value=" thunder in my eyes the ocean couldn't understand the crime wandering through the fog the lightning">
            <text:p> thunder in my eyes the ocean couldn't understand the crime wandering through the fog the lightning</text:p>
          </table:table-cell>
        </table:table-row>
        <table:table-row>
          <table:table-cell office:value-type="string" office:string-value="Singer25_ClearVoice_Mid_lyrics">
            <text:p>Singer25_ClearVoice_Mid_lyrics</text:p>
          </table:table-cell>
          <table:table-cell office:value-type="string" office:string-value=" thunder in my eyes the ocean could understand their crime wandering through the fog the lightning">
            <text:p> thunder in my eyes the ocean could understand their crime wandering through the fog the lightning</text:p>
          </table:table-cell>
        </table:table-row>
        <table:table-row>
          <table:table-cell office:value-type="string" office:string-value="Singer25_DeathGrowl_Low_lyrics">
            <text:p>Singer25_DeathGrowl_Low_lyrics</text:p>
          </table:table-cell>
          <table:table-cell office:value-type="string" office:string-value=" thunder in my arms the ocean couldn't understand the crime wandering through the fog the lion">
            <text:p> thunder in my arms the ocean couldn't understand the crime wandering through the fog the lion</text:p>
          </table:table-cell>
        </table:table-row>
        <table:table-row>
          <table:table-cell office:value-type="string" office:string-value="Singer25_DeathGrowl_Mid_lyrics">
            <text:p>Singer25_DeathGrowl_Mid_lyrics</text:p>
          </table:table-cell>
          <table:table-cell office:value-type="string" office:string-value=" thunder read my eyes the ocean could have understand the crime wandering through the fog the lightning">
            <text:p> thunder read my eyes the ocean could have understand the crime wandering through the fog the lightning</text:p>
          </table:table-cell>
        </table:table-row>
        <table:table-row>
          <table:table-cell office:value-type="string" office:string-value="Singer25_HardcoreScream_High_lyrics">
            <text:p>Singer25_HardcoreScream_High_lyrics</text:p>
          </table:table-cell>
          <table:table-cell office:value-type="string" office:string-value=" thunder read my eyes the ocean could on the sound of crime watering through the frost the lightning">
            <text:p> thunder read my eyes the ocean could on the sound of crime watering through the frost the lightning</text:p>
          </table:table-cell>
        </table:table-row>
        <table:table-row>
          <table:table-cell office:value-type="string" office:string-value="Singer25_HardcoreScream_Mid_lyrics">
            <text:p>Singer25_HardcoreScream_Mid_lyrics</text:p>
          </table:table-cell>
          <table:table-cell office:value-type="string" office:string-value=" thunder in my eyes the ocean couldn't understand the crime wandering through the fog the lightning">
            <text:p> thunder in my eyes the ocean couldn't understand the crime wandering through the fog the lightning</text:p>
          </table:table-cell>
        </table:table-row>
        <table:table-row>
          <table:table-cell office:value-type="string" office:string-value="Singer26_BlackShriek_High_lyrics">
            <text:p>Singer26_BlackShriek_High_lyrics</text:p>
          </table:table-cell>
          <table:table-cell office:value-type="string" office:string-value=" the child looks on the empty nest">
            <text:p> the child looks on the empty nest</text:p>
          </table:table-cell>
        </table:table-row>
        <table:table-row>
          <table:table-cell office:value-type="string" office:string-value="Singer26_BlackShriek_Mid_lyrics">
            <text:p>Singer26_BlackShriek_Mid_lyrics</text:p>
          </table:table-cell>
          <table:table-cell office:value-type="string" office:string-value=" sitting on the stairs of indifference the giant looks at the empty nests knock it white what offers nothing but silence">
            <text:p> sitting on the stairs of indifference the giant looks at the empty nests knock it white what offers nothing but silence</text:p>
          </table:table-cell>
        </table:table-row>
        <table:table-row>
          <table:table-cell office:value-type="string" office:string-value="Singer26_ClearVoice_High_lyrics">
            <text:p>Singer26_ClearVoice_High_lyrics</text:p>
          </table:table-cell>
          <table:table-cell office:value-type="string" office:string-value=" sitting on the steps of indifference that child looks at the empty nest of his wife will have offered nothing but silence">
            <text:p> sitting on the steps of indifference that child looks at the empty nest of his wife will have offered nothing but silence</text:p>
          </table:table-cell>
        </table:table-row>
        <table:table-row>
          <table:table-cell office:value-type="string" office:string-value="Singer26_ClearVoice_Low_lyrics">
            <text:p>Singer26_ClearVoice_Low_lyrics</text:p>
          </table:table-cell>
          <table:table-cell office:value-type="string" office:string-value=" sitting on the stairs of indifference the child looks at the emptiness of this white wall that offers nothing but silence">
            <text:p> sitting on the stairs of indifference the child looks at the emptiness of this white wall that offers nothing but silence</text:p>
          </table:table-cell>
        </table:table-row>
        <table:table-row>
          <table:table-cell office:value-type="string" office:string-value="Singer26_ClearVoice_Mid_lyrics">
            <text:p>Singer26_ClearVoice_Mid_lyrics</text:p>
          </table:table-cell>
          <table:table-cell office:value-type="string" office:string-value=" sitting on the stairs of indifference the child looks at the emptiness of this white wall that offers nothing but silence">
            <text:p> sitting on the stairs of indifference the child looks at the emptiness of this white wall that offers nothing but silence</text:p>
          </table:table-cell>
        </table:table-row>
        <table:table-row>
          <table:table-cell office:value-type="string" office:string-value="Singer26_DeathGrowl_Low_lyrics">
            <text:p>Singer26_DeathGrowl_Low_lyrics</text:p>
          </table:table-cell>
          <table:table-cell office:value-type="string" office:string-value=" that side looks at you empty nuts">
            <text:p> that side looks at you empty nuts</text:p>
          </table:table-cell>
        </table:table-row>
        <table:table-row>
          <table:table-cell office:value-type="string" office:string-value="Singer26_DeathGrowl_Mid_lyrics">
            <text:p>Singer26_DeathGrowl_Mid_lyrics</text:p>
          </table:table-cell>
          <table:table-cell office:value-type="string" office:string-value=" sitting on the steps of indian ferronds the child looks at the empty nights">
            <text:p> sitting on the steps of indian ferronds the child looks at the empty nights</text:p>
          </table:table-cell>
        </table:table-row>
        <table:table-row>
          <table:table-cell office:value-type="string" office:string-value="Singer26_GrindInhale_lyrics">
            <text:p>Singer26_GrindInhale_lyrics</text:p>
          </table:table-cell>
          <table:table-cell office:value-type="string" office:string-value=" looked at the">
            <text:p> looked at the</text:p>
          </table:table-cell>
        </table:table-row>
        <table:table-row>
          <table:table-cell office:value-type="string" office:string-value="Singer27_ClearVoice_High_lyrics">
            <text:p>Singer27_ClearVoice_High_lyrics</text:p>
          </table:table-cell>
          <table:table-cell office:value-type="string" office:string-value=" fighting the death the soul of men was at life to find rest because of flames the soul we go away each i do each love in tune we don't belong to our own lifetime">
            <text:p> fighting the death the soul of men was at life to find rest because of flames the soul we go away each i do each love in tune we don't belong to our own lifetime</text:p>
          </table:table-cell>
        </table:table-row>
        <table:table-row>
          <table:table-cell office:value-type="string" office:string-value="Singer27_ClearVoice_Low_lyrics">
            <text:p>Singer27_ClearVoice_Low_lyrics</text:p>
          </table:table-cell>
          <table:table-cell office:value-type="string" office:string-value=" fight again the death the soul of man goes at length to find rest because of flame the soul we go away try to reach love in tune we don't belong to our own lifetime">
            <text:p> fight again the death the soul of man goes at length to find rest because of flame the soul we go away try to reach love in tune we don't belong to our own lifetime</text:p>
          </table:table-cell>
        </table:table-row>
        <table:table-row>
          <table:table-cell office:value-type="string" office:string-value="Singer27_ClearVoice_Mid_lyrics">
            <text:p>Singer27_ClearVoice_Mid_lyrics</text:p>
          </table:table-cell>
          <table:table-cell office:value-type="string" office:string-value=" fight against the death the soul of man was at length to find rest because of flame no so we go away to fight too much love in tune we don't belong to our lifetime">
            <text:p> fight against the death the soul of man was at length to find rest because of flame no so we go away to fight too much love in tune we don't belong to our lifetime</text:p>
          </table:table-cell>
        </table:table-row>
        <table:table-row>
          <table:table-cell office:value-type="string" office:string-value="Singer27_HardcoreScream_Low_lyrics">
            <text:p>Singer27_HardcoreScream_Low_lyrics</text:p>
          </table:table-cell>
          <table:table-cell office:value-type="string" office:string-value=" the thought of burn was uplift to find where's bacon of light the sorry go what should it sound until the luminous">
            <text:p> the thought of burn was uplift to find where's bacon of light the sorry go what should it sound until the luminous</text:p>
          </table:table-cell>
        </table:table-row>
        <table:table-row>
          <table:table-cell office:value-type="string" office:string-value="Singer27_HardcoreScream_Mid_lyrics_2">
            <text:p>Singer27_HardcoreScream_Mid_lyrics_2</text:p>
          </table:table-cell>
          <table:table-cell office:value-type="string" office:string-value=" fetch it to death the soul of man rose at the left to find right ritual of rhymes so ritual ritual ritual and over ritual of">
            <text:p> fetch it to death the soul of man rose at the left to find right ritual of rhymes so ritual ritual ritual and over ritual of</text:p>
          </table:table-cell>
        </table:table-row>
        <table:table-row>
          <table:table-cell office:value-type="string" office:string-value="Singer2_BlackShriek_High_lyrics">
            <text:p>Singer2_BlackShriek_High_lyrics</text:p>
          </table:table-cell>
          <table:table-cell office:value-type="string" office:string-value=" live and it's all about set wax out the sides you just judge it will ever wax out the sides you just judge it will ever">
            <text:p> live and it's all about set wax out the sides you just judge it will ever wax out the sides you just judge it will ever</text:p>
          </table:table-cell>
        </table:table-row>
        <table:table-row>
          <table:table-cell office:value-type="string" office:string-value="Singer2_BlackShriek_Mid_lyrics">
            <text:p>Singer2_BlackShriek_Mid_lyrics</text:p>
          </table:table-cell>
          <table:table-cell office:value-type="string" office:string-value=" alive and you don't even see it wrecks episodes yo chatterjet all ever wrecks episodes yo chatterjet all ever">
            <text:p> alive and you don't even see it wrecks episodes yo chatterjet all ever wrecks episodes yo chatterjet all ever</text:p>
          </table:table-cell>
        </table:table-row>
        <table:table-row>
          <table:table-cell office:value-type="string" office:string-value="Singer2_ClearVoice_High_lyrics">
            <text:p>Singer2_ClearVoice_High_lyrics</text:p>
          </table:table-cell>
          <table:table-cell office:value-type="string" office:string-value=" alive and you don't even see it except the signs you can take it all event you can take it all event">
            <text:p> alive and you don't even see it except the signs you can take it all event you can take it all event</text:p>
          </table:table-cell>
        </table:table-row>
        <table:table-row>
          <table:table-cell office:value-type="string" office:string-value="Singer2_ClearVoice_Low_lyrics">
            <text:p>Singer2_ClearVoice_Low_lyrics</text:p>
          </table:table-cell>
          <table:table-cell office:value-type="string" office:string-value=" alive and you don't even see it except the times you can take it or leave it you can take it or leave it">
            <text:p> alive and you don't even see it except the times you can take it or leave it you can take it or leave it</text:p>
          </table:table-cell>
        </table:table-row>
        <table:table-row>
          <table:table-cell office:value-type="string" office:string-value="Singer2_ClearVoice_Low_lyrics_2">
            <text:p>Singer2_ClearVoice_Low_lyrics_2</text:p>
          </table:table-cell>
          <table:table-cell office:value-type="string" office:string-value=" alive and you don't even see it except the signs you can take it or leave it you can take it or leave it">
            <text:p> alive and you don't even see it except the signs you can take it or leave it you can take it or leave it</text:p>
          </table:table-cell>
        </table:table-row>
        <table:table-row>
          <table:table-cell office:value-type="string" office:string-value="Singer2_ClearVoice_Mid_lyrics">
            <text:p>Singer2_ClearVoice_Mid_lyrics</text:p>
          </table:table-cell>
          <table:table-cell office:value-type="string" office:string-value=" alive and you don't even see it accept the signs you can take it all of it">
            <text:p> alive and you don't even see it accept the signs you can take it all of it</text:p>
          </table:table-cell>
        </table:table-row>
        <table:table-row>
          <table:table-cell office:value-type="string" office:string-value="Singer2_DeathGrowl_Low_lyrics">
            <text:p>Singer2_DeathGrowl_Low_lyrics</text:p>
          </table:table-cell>
          <table:table-cell office:value-type="string" office:string-value=" life">
            <text:p> life</text:p>
          </table:table-cell>
        </table:table-row>
        <table:table-row>
          <table:table-cell office:value-type="string" office:string-value="Singer2_DeathGrowl_Mid_lyrics">
            <text:p>Singer2_DeathGrowl_Mid_lyrics</text:p>
          </table:table-cell>
          <table:table-cell office:value-type="string" office:string-value=" life and you don't even see it">
            <text:p> life and you don't even see it</text:p>
          </table:table-cell>
        </table:table-row>
        <table:table-row>
          <table:table-cell office:value-type="string" office:string-value="Singer2_HardcoreScream_High_lyrics">
            <text:p>Singer2_HardcoreScream_High_lyrics</text:p>
          </table:table-cell>
          <table:table-cell office:value-type="string" office:string-value=" alive and it don't even say it wax out the side you can touch it wax out the side you can touch it wallabout">
            <text:p> alive and it don't even say it wax out the side you can touch it wax out the side you can touch it wallabout</text:p>
          </table:table-cell>
        </table:table-row>
        <table:table-row>
          <table:table-cell office:value-type="string" office:string-value="Singer2_HardcoreScream_Mid_lyrics">
            <text:p>Singer2_HardcoreScream_Mid_lyrics</text:p>
          </table:table-cell>
          <table:table-cell office:value-type="string" office:string-value=" alive and you don't even see it accept the signs you can't take it all leave it">
            <text:p> alive and you don't even see it accept the signs you can't take it all leave it</text:p>
          </table:table-cell>
        </table:table-row>
        <table:table-row>
          <table:table-cell office:value-type="string" office:string-value="Singer3_BlackShriek_High_lyrics">
            <text:p>Singer3_BlackShriek_High_lyrics</text:p>
          </table:table-cell>
          <table:table-cell office:value-type="string" office:string-value=" whatever was an outer crown that's my sacred advice why say the king the drowns">
            <text:p> whatever was an outer crown that's my sacred advice why say the king the drowns</text:p>
          </table:table-cell>
        </table:table-row>
        <table:table-row>
          <table:table-cell office:value-type="string" office:string-value="Singer3_BlackShriek_Mid_lyrics">
            <text:p>Singer3_BlackShriek_Mid_lyrics</text:p>
          </table:table-cell>
          <table:table-cell office:value-type="string" office:string-value=" without the walls and out of the ground as my fury abase will i see the king the drowns">
            <text:p> without the walls and out of the ground as my fury abase will i see the king the drowns</text:p>
          </table:table-cell>
        </table:table-row>
        <table:table-row>
          <table:table-cell office:value-type="string" office:string-value="Singer3_ClearVoice_High_lyrics">
            <text:p>Singer3_ClearVoice_High_lyrics</text:p>
          </table:table-cell>
          <table:table-cell office:value-type="string" office:string-value=" with all the walls and all the crown as my fury abates i see the king the drowned">
            <text:p> with all the walls and all the crown as my fury abates i see the king the drowned</text:p>
          </table:table-cell>
        </table:table-row>
        <table:table-row>
          <table:table-cell office:value-type="string" office:string-value="Singer3_ClearVoice_Low_lyrics">
            <text:p>Singer3_ClearVoice_Low_lyrics</text:p>
          </table:table-cell>
          <table:table-cell office:value-type="string" office:string-value=" without a walls and out a crown as my fury abates why see the king the drowned">
            <text:p> without a walls and out a crown as my fury abates why see the king the drowned</text:p>
          </table:table-cell>
        </table:table-row>
        <table:table-row>
          <table:table-cell office:value-type="string" office:string-value="Singer3_ClearVoice_Mid_lyrics">
            <text:p>Singer3_ClearVoice_Mid_lyrics</text:p>
          </table:table-cell>
          <table:table-cell office:value-type="string" office:string-value=" widow to was and out a crown as my fury obeys why see the king that drowns">
            <text:p> widow to was and out a crown as my fury obeys why see the king that drowns</text:p>
          </table:table-cell>
        </table:table-row>
        <table:table-row>
          <table:table-cell office:value-type="string" office:string-value="Singer3_DeathGrowl_Low_lyrics">
            <text:p>Singer3_DeathGrowl_Low_lyrics</text:p>
          </table:table-cell>
          <table:table-cell office:value-type="string" office:string-value=" without a voice and not a crown as my fury abase why say the king the drone">
            <text:p> without a voice and not a crown as my fury abase why say the king the drone</text:p>
          </table:table-cell>
        </table:table-row>
        <table:table-row>
          <table:table-cell office:value-type="string" office:string-value="Singer3_DeathGrowl_Mid_lyrics">
            <text:p>Singer3_DeathGrowl_Mid_lyrics</text:p>
          </table:table-cell>
          <table:table-cell office:value-type="string" office:string-value=" went out of wars and out of pride as my fury abates why say the king the drowned">
            <text:p> went out of wars and out of pride as my fury abates why say the king the drowned</text:p>
          </table:table-cell>
        </table:table-row>
        <table:table-row>
          <table:table-cell office:value-type="string" office:string-value="Singer3_GrindInhale_lyrics">
            <text:p>Singer3_GrindInhale_lyrics</text:p>
          </table:table-cell>
          <table:table-cell office:value-type="string" office:string-value=" and">
            <text:p> and</text:p>
          </table:table-cell>
        </table:table-row>
        <table:table-row>
          <table:table-cell office:value-type="string" office:string-value="Singer3_HardcoreScream_High_lyrics">
            <text:p>Singer3_HardcoreScream_High_lyrics</text:p>
          </table:table-cell>
          <table:table-cell office:value-type="string" office:string-value=" without a walls and now a crown where's my fury abides why say the king the drowned">
            <text:p> without a walls and now a crown where's my fury abides why say the king the drowned</text:p>
          </table:table-cell>
        </table:table-row>
        <table:table-row>
          <table:table-cell office:value-type="string" office:string-value="Singer3_HardcoreScream_Low_lyrics">
            <text:p>Singer3_HardcoreScream_Low_lyrics</text:p>
          </table:table-cell>
          <table:table-cell office:value-type="string" office:string-value=" without deposit now to crown when my fury abates why say the king that crowns">
            <text:p> without deposit now to crown when my fury abates why say the king that crowns</text:p>
          </table:table-cell>
        </table:table-row>
        <table:table-row>
          <table:table-cell office:value-type="string" office:string-value="Singer4_BlackShriek_High_lyrics">
            <text:p>Singer4_BlackShriek_High_lyrics</text:p>
          </table:table-cell>
          <table:table-cell office:value-type="string" office:string-value=" we sit on a throne waiting for god to bend a knee but we're nothing more than royal beggars but i'm as guilty as you are the man">
            <text:p> we sit on a throne waiting for god to bend a knee but we're nothing more than royal beggars but i'm as guilty as you are the man</text:p>
          </table:table-cell>
        </table:table-row>
        <table:table-row>
          <table:table-cell office:value-type="string" office:string-value="Singer4_BlackShriek_Mid_lyrics">
            <text:p>Singer4_BlackShriek_Mid_lyrics</text:p>
          </table:table-cell>
          <table:table-cell office:value-type="string" office:string-value=" wisted on the throne whitey forgot to bathe a nay but were nothing more than royal braggarts but i must get a lavvy other man">
            <text:p> wisted on the throne whitey forgot to bathe a nay but were nothing more than royal braggarts but i must get a lavvy other man</text:p>
          </table:table-cell>
        </table:table-row>
        <table:table-row>
          <table:table-cell office:value-type="string" office:string-value="Singer4_ClearVoice_High_lyrics">
            <text:p>Singer4_ClearVoice_High_lyrics</text:p>
          </table:table-cell>
          <table:table-cell office:value-type="string" office:string-value=" we seen it on a free we ain't forgot to bend a knee between us and maman royal beggars but i'm a skilled ay">
            <text:p> we seen it on a free we ain't forgot to bend a knee between us and maman royal beggars but i'm a skilled ay</text:p>
          </table:table-cell>
        </table:table-row>
        <table:table-row>
          <table:table-cell office:value-type="string" office:string-value="Singer4_ClearVoice_Low_lyrics">
            <text:p>Singer4_ClearVoice_Low_lyrics</text:p>
          </table:table-cell>
          <table:table-cell office:value-type="string" office:string-value=" we sit on the throne waiting for god to bend the knee but we're nothing more than royal beggars but i'm as guilty o the other men">
            <text:p> we sit on the throne waiting for god to bend the knee but we're nothing more than royal beggars but i'm as guilty o the other men</text:p>
          </table:table-cell>
        </table:table-row>
        <table:table-row>
          <table:table-cell office:value-type="string" office:string-value="Singer4_ClearVoice_Mid_lyrics">
            <text:p>Singer4_ClearVoice_Mid_lyrics</text:p>
          </table:table-cell>
          <table:table-cell office:value-type="string" office:string-value=" we sent on a throne waiting for god to bear the knee but we're nothing more than royal beggars but i'm as guilty are the other men">
            <text:p> we sent on a throne waiting for god to bear the knee but we're nothing more than royal beggars but i'm as guilty are the other men</text:p>
          </table:table-cell>
        </table:table-row>
        <table:table-row>
          <table:table-cell office:value-type="string" office:string-value="Singer4_DeathGrowl_Low_lyrics">
            <text:p>Singer4_DeathGrowl_Low_lyrics</text:p>
          </table:table-cell>
          <table:table-cell office:value-type="string" office:string-value=" where to forgot to bow the nay but were nothing more than royal burghers but i must go to the other man">
            <text:p> where to forgot to bow the nay but were nothing more than royal burghers but i must go to the other man</text:p>
          </table:table-cell>
        </table:table-row>
        <table:table-row>
          <table:table-cell office:value-type="string" office:string-value="Singer4_DeathGrowl_Mid_lyrics">
            <text:p>Singer4_DeathGrowl_Mid_lyrics</text:p>
          </table:table-cell>
          <table:table-cell office:value-type="string" office:string-value=" were take forgot to bow the nay but were nothing more than right about earth but i must go to you other men">
            <text:p> were take forgot to bow the nay but were nothing more than right about earth but i must go to you other men</text:p>
          </table:table-cell>
        </table:table-row>
        <table:table-row>
          <table:table-cell office:value-type="string" office:string-value="Singer4_GrindInhale_lyrics">
            <text:p>Singer4_GrindInhale_lyrics</text:p>
          </table:table-cell>
          <table:table-cell office:value-type="string" office:string-value=" we sit on the throne waiting for god to bathe a knave but we're nothing more than royal beggars but i'm as guilty as the other man">
            <text:p> we sit on the throne waiting for god to bathe a knave but we're nothing more than royal beggars but i'm as guilty as the other man</text:p>
          </table:table-cell>
        </table:table-row>
        <table:table-row>
          <table:table-cell office:value-type="string" office:string-value="Singer4_HardcoreScream_High_lyrics">
            <text:p>Singer4_HardcoreScream_High_lyrics</text:p>
          </table:table-cell>
          <table:table-cell office:value-type="string" office:string-value=" what a frog what a frog crow to bathe a nail but we're nothing more than right a beggar's but we're as good as we are the man">
            <text:p> what a frog what a frog crow to bathe a nail but we're nothing more than right a beggar's but we're as good as we are the man</text:p>
          </table:table-cell>
        </table:table-row>
        <table:table-row>
          <table:table-cell office:value-type="string" office:string-value="Singer4_HardcoreScream_High_lyrics_2">
            <text:p>Singer4_HardcoreScream_High_lyrics_2</text:p>
          </table:table-cell>
          <table:table-cell office:value-type="string" office:string-value=" what's on i've fried what's on i forgot to buy the nye but what's on i've been biased but i must go to other i've mad">
            <text:p> what's on i've fried what's on i forgot to buy the nye but what's on i've been biased but i must go to other i've mad</text:p>
          </table:table-cell>
        </table:table-row>
        <table:table-row>
          <table:table-cell office:value-type="string" office:string-value="Singer4_HardcoreScream_Low_lyrics">
            <text:p>Singer4_HardcoreScream_Low_lyrics</text:p>
          </table:table-cell>
          <table:table-cell office:value-type="string" office:string-value=" we stand all the throng waiting for god to ban and nay but we're nothing more than we are the baron but i'm attempting other young men">
            <text:p> we stand all the throng waiting for god to ban and nay but we're nothing more than we are the baron but i'm attempting other young men</text:p>
          </table:table-cell>
        </table:table-row>
        <table:table-row>
          <table:table-cell office:value-type="string" office:string-value="Singer4_HardcoreScream_Mid_lyrics">
            <text:p>Singer4_HardcoreScream_Mid_lyrics</text:p>
          </table:table-cell>
          <table:table-cell office:value-type="string" office:string-value=" water and other fraud water for god to bear the name but were nothing more than lion bears but i must go to other other men">
            <text:p> water and other fraud water for god to bear the name but were nothing more than lion bears but i must go to other other men</text:p>
          </table:table-cell>
        </table:table-row>
        <table:table-row>
          <table:table-cell office:value-type="string" office:string-value="Singer5_BlackShriek_High_lyrics">
            <text:p>Singer5_BlackShriek_High_lyrics</text:p>
          </table:table-cell>
          <table:table-cell office:value-type="string" office:string-value=" deep down and side i think younger pressure i fret is growing in the water in every job of the oceans something is about to change something is about to growing">
            <text:p> deep down and side i think younger pressure i fret is growing in the water in every job of the oceans something is about to change something is about to growing</text:p>
          </table:table-cell>
        </table:table-row>
        <table:table-row>
          <table:table-cell office:value-type="string" office:string-value="Singer5_BlackShriek_Mid_lyrics">
            <text:p>Singer5_BlackShriek_Mid_lyrics</text:p>
          </table:table-cell>
          <table:table-cell office:value-type="string" office:string-value=" deep down inside hiding under pressure everything is growing in the water in every drop of the oceans something is about to change something is about to grow">
            <text:p> deep down inside hiding under pressure everything is growing in the water in every drop of the oceans something is about to change something is about to grow</text:p>
          </table:table-cell>
        </table:table-row>
        <table:table-row>
          <table:table-cell office:value-type="string" office:string-value="Singer5_ClearVoice_High_lyrics">
            <text:p>Singer5_ClearVoice_High_lyrics</text:p>
          </table:table-cell>
          <table:table-cell office:value-type="string" office:string-value=" deep down inside hiding under pressure a frigate is growing in the water in every drop of the ocean something is about to change something is about to grow in">
            <text:p> deep down inside hiding under pressure a frigate is growing in the water in every drop of the ocean something is about to change something is about to grow in</text:p>
          </table:table-cell>
        </table:table-row>
        <table:table-row>
          <table:table-cell office:value-type="string" office:string-value="Singer5_ClearVoice_Low_lyrics">
            <text:p>Singer5_ClearVoice_Low_lyrics</text:p>
          </table:table-cell>
          <table:table-cell office:value-type="string" office:string-value=" deep down inside hiding under pressure a fruit is growing in the water in every drop of the ocean something is about to change something is about to grow in">
            <text:p> deep down inside hiding under pressure a fruit is growing in the water in every drop of the ocean something is about to change something is about to grow in</text:p>
          </table:table-cell>
        </table:table-row>
        <table:table-row>
          <table:table-cell office:value-type="string" office:string-value="Singer5_ClearVoice_Mid_lyrics">
            <text:p>Singer5_ClearVoice_Mid_lyrics</text:p>
          </table:table-cell>
          <table:table-cell office:value-type="string" office:string-value=" deep down inside hiding under pressure if it is growing in the water in every drop of the oceans something is about to change something is about to grow in every">
            <text:p> deep down inside hiding under pressure if it is growing in the water in every drop of the oceans something is about to change something is about to grow in every</text:p>
          </table:table-cell>
        </table:table-row>
        <table:table-row>
          <table:table-cell office:value-type="string" office:string-value="Singer5_DeathGrowl_Low_lyrics">
            <text:p>Singer5_DeathGrowl_Low_lyrics</text:p>
          </table:table-cell>
          <table:table-cell office:value-type="string" office:string-value=" something is about to change something is about to grow">
            <text:p> something is about to change something is about to grow</text:p>
          </table:table-cell>
        </table:table-row>
        <table:table-row>
          <table:table-cell office:value-type="string" office:string-value="Singer5_DeathGrowl_Mid_lyrics_2">
            <text:p>Singer5_DeathGrowl_Mid_lyrics_2</text:p>
          </table:table-cell>
          <table:table-cell office:value-type="string" office:string-value=" down inside i think it's a pressure a fruit is growing in the water and every top of day a chance something is about to change something is about to grow">
            <text:p> down inside i think it's a pressure a fruit is growing in the water and every top of day a chance something is about to change something is about to grow</text:p>
          </table:table-cell>
        </table:table-row>
        <table:table-row>
          <table:table-cell office:value-type="string" office:string-value="Singer5_DeathGrowl_Mid_lyrics">
            <text:p>Singer5_DeathGrowl_Mid_lyrics</text:p>
          </table:table-cell>
          <table:table-cell office:value-type="string" office:string-value=" down inside i think it's a pressure a fruit is growing in the water and every top of day a chance something is about to change something is about to grow">
            <text:p> down inside i think it's a pressure a fruit is growing in the water and every top of day a chance something is about to change something is about to grow</text:p>
          </table:table-cell>
        </table:table-row>
        <table:table-row>
          <table:table-cell office:value-type="string" office:string-value="Singer6_ClearVoice_High_lyrics">
            <text:p>Singer6_ClearVoice_High_lyrics</text:p>
          </table:table-cell>
          <table:table-cell office:value-type="string" office:string-value=" my soul coral bilies i need to break all the swans i sink manna's eternity you turn no more lovely have wicked vicious amahis and veins have no full kingdom i will take down my will of aid and no">
            <text:p> my soul coral bilies i need to break all the swans i sink manna's eternity you turn no more lovely have wicked vicious amahis and veins have no full kingdom i will take down my will of aid and no</text:p>
          </table:table-cell>
        </table:table-row>
        <table:table-row>
          <table:table-cell office:value-type="string" office:string-value="Singer6_BlackShriek_Mid_lyrics">
            <text:p>Singer6_BlackShriek_Mid_lyrics</text:p>
          </table:table-cell>
          <table:table-cell office:value-type="string" office:string-value=" my soul corroded by your lies i need break of the swords i think my necessity you turn no more lovely effect visory at the maha's and veins i'm no fucking tam a wheel">
            <text:p> my soul corroded by your lies i need break of the swords i think my necessity you turn no more lovely effect visory at the maha's and veins i'm no fucking tam a wheel</text:p>
          </table:table-cell>
        </table:table-row>
        <table:table-row>
          <table:table-cell office:value-type="string" office:string-value="Singer6_ClearVoice_Low_lyrics">
            <text:p>Singer6_ClearVoice_Low_lyrics</text:p>
          </table:table-cell>
          <table:table-cell office:value-type="string" office:string-value=" my soul corrupt by lies i need to break oville swords i sink manners eternity you turn no more lovely have vect viscerity hat on my eyes and veins i've no fucking time i will take down my wall of fate and know that it's too late">
            <text:p> my soul corrupt by lies i need to break oville swords i sink manners eternity you turn no more lovely have vect viscerity hat on my eyes and veins i've no fucking time i will take down my wall of fate and know that it's too late</text:p>
          </table:table-cell>
        </table:table-row>
        <table:table-row>
          <table:table-cell office:value-type="string" office:string-value="Singer6_ClearVoice_Mid_lyrics">
            <text:p>Singer6_ClearVoice_Mid_lyrics</text:p>
          </table:table-cell>
          <table:table-cell office:value-type="string" office:string-value=" my soul corrupt by your lies i need to break all these walls i sink manna's eternity you turn no more lovely evict this fear hat on my eyes and veins i've no fucking time i will take down my wall of fate and know that it's too late">
            <text:p> my soul corrupt by your lies i need to break all these walls i sink manna's eternity you turn no more lovely evict this fear hat on my eyes and veins i've no fucking time i will take down my wall of fate and know that it's too late</text:p>
          </table:table-cell>
        </table:table-row>
        <table:table-row>
          <table:table-cell office:value-type="string" office:string-value="Singer6_DeathGrowl_Mid_lyrics">
            <text:p>Singer6_DeathGrowl_Mid_lyrics</text:p>
          </table:table-cell>
          <table:table-cell office:value-type="string" office:string-value=" my soul career by your lies i need to break all these walls i think my less eternity your turn no more lovely evicts victory at the mice and reigns all of a kingdom how will i take down a well of fate and know">
            <text:p> my soul career by your lies i need to break all these walls i think my less eternity your turn no more lovely evicts victory at the mice and reigns all of a kingdom how will i take down a well of fate and know</text:p>
          </table:table-cell>
        </table:table-row>
        <table:table-row>
          <table:table-cell office:value-type="string" office:string-value="Singer7_BlackShriek_Mid_lyrics">
            <text:p>Singer7_BlackShriek_Mid_lyrics</text:p>
          </table:table-cell>
          <table:table-cell office:value-type="string" office:string-value=" stage of the fright open the doorway a craving for more moving closer as you reach run for your life">
            <text:p> stage of the fright open the doorway a craving for more moving closer as you reach run for your life</text:p>
          </table:table-cell>
        </table:table-row>
        <table:table-row>
          <table:table-cell office:value-type="string" office:string-value="Singer7_ClearVoice_High_lyrics">
            <text:p>Singer7_ClearVoice_High_lyrics</text:p>
          </table:table-cell>
          <table:table-cell office:value-type="string" office:string-value=" mean night stage up the front open the door we are craving for more moving closer as you reach run for your life">
            <text:p> mean night stage up the front open the door we are craving for more moving closer as you reach run for your life</text:p>
          </table:table-cell>
        </table:table-row>
        <table:table-row>
          <table:table-cell office:value-type="string" office:string-value="Singer7_ClearVoice_Low_lyrics">
            <text:p>Singer7_ClearVoice_Low_lyrics</text:p>
          </table:table-cell>
          <table:table-cell office:value-type="string" office:string-value=" midnight stage up the front open the door we are craving for more moving closer as you reach run for your life">
            <text:p> midnight stage up the front open the door we are craving for more moving closer as you reach run for your life</text:p>
          </table:table-cell>
        </table:table-row>
        <table:table-row>
          <table:table-cell office:value-type="string" office:string-value="Singer7_ClearVoice_Mid_lyrics">
            <text:p>Singer7_ClearVoice_Mid_lyrics</text:p>
          </table:table-cell>
          <table:table-cell office:value-type="string" office:string-value=" mean night stage up the front across the door we are craving for more open closer as you reach run for your life">
            <text:p> mean night stage up the front across the door we are craving for more open closer as you reach run for your life</text:p>
          </table:table-cell>
        </table:table-row>
        <table:table-row>
          <table:table-cell office:value-type="string" office:string-value="Singer7_DeathGrowl_Low_lyrics">
            <text:p>Singer7_DeathGrowl_Low_lyrics</text:p>
          </table:table-cell>
          <table:table-cell office:value-type="string" office:string-value=" open the door with a grieving form moving closer as you reach run for your life">
            <text:p> open the door with a grieving form moving closer as you reach run for your life</text:p>
          </table:table-cell>
        </table:table-row>
        <table:table-row>
          <table:table-cell office:value-type="string" office:string-value="Singer7_DeathGrowl_Mid_lyrics">
            <text:p>Singer7_DeathGrowl_Mid_lyrics</text:p>
          </table:table-cell>
          <table:table-cell office:value-type="string" office:string-value=" stage up the front open the door we are craving for mo moving closer as you wretch run for your life">
            <text:p> stage up the front open the door we are craving for mo moving closer as you wretch run for your life</text:p>
          </table:table-cell>
        </table:table-row>
        <table:table-row>
          <table:table-cell office:value-type="string" office:string-value="Singer7_HardcoreScream_Low_lyrics">
            <text:p>Singer7_HardcoreScream_Low_lyrics</text:p>
          </table:table-cell>
          <table:table-cell office:value-type="string" office:string-value=" open the door we are craving for more moving closer us you reach run for your life">
            <text:p> open the door we are craving for more moving closer us you reach run for your life</text:p>
          </table:table-cell>
        </table:table-row>
        <table:table-row>
          <table:table-cell office:value-type="string" office:string-value="Singer7_HardcoreScream_Mid_lyrics">
            <text:p>Singer7_HardcoreScream_Mid_lyrics</text:p>
          </table:table-cell>
          <table:table-cell office:value-type="string" office:string-value=" me night stage up the front roll back to door we are craving for more moving closer rush your reach run for your life">
            <text:p> me night stage up the front roll back to door we are craving for more moving closer rush your reach run for your life</text:p>
          </table:table-cell>
        </table:table-row>
        <table:table-row>
          <table:table-cell office:value-type="string" office:string-value="Singer8_BlackShriek_High_lyrics">
            <text:p>Singer8_BlackShriek_High_lyrics</text:p>
          </table:table-cell>
          <table:table-cell office:value-type="string" office:string-value=" this tragedy transforms so many wasted lives thou still the left and right now i'll do well in a series of felt and references i'll locked up front">
            <text:p> this tragedy transforms so many wasted lives thou still the left and right now i'll do well in a series of felt and references i'll locked up front</text:p>
          </table:table-cell>
        </table:table-row>
        <table:table-row>
          <table:table-cell office:value-type="string" office:string-value="Singer8_BlackShriek_Mid_lyrics">
            <text:p>Singer8_BlackShriek_Mid_lyrics</text:p>
          </table:table-cell>
          <table:table-cell office:value-type="string" office:string-value=" this tragic gunstones so many wasted lives those two the left and right know all too well in a series of felt deterrence along the front">
            <text:p> this tragic gunstones so many wasted lives those two the left and right know all too well in a series of felt deterrence along the front</text:p>
          </table:table-cell>
        </table:table-row>
        <table:table-row>
          <table:table-cell office:value-type="string" office:string-value="Singer8_ClearVoice_High_lyrics">
            <text:p>Singer8_ClearVoice_High_lyrics</text:p>
          </table:table-cell>
          <table:table-cell office:value-type="string" office:string-value=" this tragedy consumes so many wasted lives those to the left and right know all too well in a series of filter reminiscences along the front answer your">
            <text:p> this tragedy consumes so many wasted lives those to the left and right know all too well in a series of filter reminiscences along the front answer your</text:p>
          </table:table-cell>
        </table:table-row>
        <table:table-row>
          <table:table-cell office:value-type="string" office:string-value="Singer8_ClearVoice_Low_lyrics">
            <text:p>Singer8_ClearVoice_Low_lyrics</text:p>
          </table:table-cell>
          <table:table-cell office:value-type="string" office:string-value=" so many wasted lives knows to the left and right know all too well">
            <text:p> so many wasted lives knows to the left and right know all too well</text:p>
          </table:table-cell>
        </table:table-row>
        <table:table-row>
          <table:table-cell office:value-type="string" office:string-value="Singer8_ClearVoice_Mid_lyrics">
            <text:p>Singer8_ClearVoice_Mid_lyrics</text:p>
          </table:table-cell>
          <table:table-cell office:value-type="string" office:string-value=" this tragedy consumes so many wasted lives those to the left and right know all too well in a series of failed catcher offences along the front">
            <text:p> this tragedy consumes so many wasted lives those to the left and right know all too well in a series of failed catcher offences along the front</text:p>
          </table:table-cell>
        </table:table-row>
        <table:table-row>
          <table:table-cell office:value-type="string" office:string-value="Singer8_DeathGrowl_Low_lyrics">
            <text:p>Singer8_DeathGrowl_Low_lyrics</text:p>
          </table:table-cell>
          <table:table-cell office:value-type="string" office:string-value=" someone who watched and lost though so the laughed and wrote know about him well">
            <text:p> someone who watched and lost though so the laughed and wrote know about him well</text:p>
          </table:table-cell>
        </table:table-row>
        <table:table-row>
          <table:table-cell office:value-type="string" office:string-value="Singer8_DeathGrowl_Low_lyrics_2">
            <text:p>Singer8_DeathGrowl_Low_lyrics_2</text:p>
          </table:table-cell>
          <table:table-cell office:value-type="string" office:string-value=" thus right and right now but well illustration of that gentleman is the lord of france">
            <text:p> thus right and right now but well illustration of that gentleman is the lord of france</text:p>
          </table:table-cell>
        </table:table-row>
        <table:table-row>
          <table:table-cell office:value-type="string" office:string-value="Singer8_DeathGrowl_Mid_lyrics">
            <text:p>Singer8_DeathGrowl_Mid_lyrics</text:p>
          </table:table-cell>
          <table:table-cell office:value-type="string" office:string-value=" thou murder waste the life thou stew the lat and write now i'll do well good a series of thou">
            <text:p> thou murder waste the life thou stew the lat and write now i'll do well good a series of thou</text:p>
          </table:table-cell>
        </table:table-row>
        <table:table-row>
          <table:table-cell office:value-type="string" office:string-value="Singer8_HardcoreScream_High_lyrics">
            <text:p>Singer8_HardcoreScream_High_lyrics</text:p>
          </table:table-cell>
          <table:table-cell office:value-type="string" office:string-value=" thou man a wise that lies thou still the last and right now wilt the well in a series of felt">
            <text:p> thou man a wise that lies thou still the last and right now wilt the well in a series of felt</text:p>
          </table:table-cell>
        </table:table-row>
        <table:table-row>
          <table:table-cell office:value-type="string" office:string-value="Singer8_HardcoreScream_Mid_lyrics">
            <text:p>Singer8_HardcoreScream_Mid_lyrics</text:p>
          </table:table-cell>
          <table:table-cell office:value-type="string" office:string-value=" this tragedy consumes so many wasted lives those two the left and right know all too well and a series of factors references a lot of">
            <text:p> this tragedy consumes so many wasted lives those two the left and right know all too well and a series of factors references a lot of</text:p>
          </table:table-cell>
        </table:table-row>
        <table:table-row>
          <table:table-cell office:value-type="string" office:string-value="Singer9_BlackShriek_High_lyrics">
            <text:p>Singer9_BlackShriek_High_lyrics</text:p>
          </table:table-cell>
          <table:table-cell office:value-type="string" office:string-value=" the power of the lord">
            <text:p> the power of the lord</text:p>
          </table:table-cell>
        </table:table-row>
        <table:table-row>
          <table:table-cell office:value-type="string" office:string-value="Singer9_BlackShriek_Mid_lyrics">
            <text:p>Singer9_BlackShriek_Mid_lyrics</text:p>
          </table:table-cell>
          <table:table-cell office:value-type="string" office:string-value=" fight it to my yard the power of the lord fight it to my yard why do not fail">
            <text:p> fight it to my yard the power of the lord fight it to my yard why do not fail</text:p>
          </table:table-cell>
        </table:table-row>
        <table:table-row>
          <table:table-cell office:value-type="string" office:string-value="Singer9_ClearVoice_High_lyrics">
            <text:p>Singer9_ClearVoice_High_lyrics</text:p>
          </table:table-cell>
          <table:table-cell office:value-type="string" office:string-value=" fighting to my heart the power o the lord fighting to my hand the well to not fail the enemy strong not incurable fighting till the end near the end">
            <text:p> fighting to my heart the power o the lord fighting to my hand the well to not fail the enemy strong not incurable fighting till the end near the end</text:p>
          </table:table-cell>
        </table:table-row>
        <table:table-row>
          <table:table-cell office:value-type="string" office:string-value="Singer9_ClearVoice_Low_lyrics">
            <text:p>Singer9_ClearVoice_Low_lyrics</text:p>
          </table:table-cell>
          <table:table-cell office:value-type="string" office:string-value=" fall into my hall the power of the law fall into my hall the water to not fare the enemy strong not uncable fall into lion">
            <text:p> fall into my hall the power of the law fall into my hall the water to not fare the enemy strong not uncable fall into lion</text:p>
          </table:table-cell>
        </table:table-row>
        <table:table-row>
          <table:table-cell office:value-type="string" office:string-value="Singer9_ClearVoice_Mid_lyrics">
            <text:p>Singer9_ClearVoice_Mid_lyrics</text:p>
          </table:table-cell>
          <table:table-cell office:value-type="string" office:string-value=" fighting to my whole the power of the lord fighting to my hand while to not fail the enemy strong not unkillable fighting till the end day and day and death">
            <text:p> fighting to my whole the power of the lord fighting to my hand while to not fail the enemy strong not unkillable fighting till the end day and day and death</text:p>
          </table:table-cell>
        </table:table-row>
        <table:table-row>
          <table:table-cell office:value-type="string" office:string-value="Singer9_DeathGrowl_Low_lyrics">
            <text:p>Singer9_DeathGrowl_Low_lyrics</text:p>
          </table:table-cell>
          <table:table-cell office:value-type="string" office:string-value=" the">
            <text:p> the</text:p>
          </table:table-cell>
        </table:table-row>
        <table:table-row>
          <table:table-cell office:value-type="string" office:string-value="Singer9_DeathGrowl_Mid_lyrics">
            <text:p>Singer9_DeathGrowl_Mid_lyrics</text:p>
          </table:table-cell>
          <table:table-cell office:value-type="string" office:string-value=" the">
            <text:p> the</text:p>
          </table:table-cell>
        </table:table-row>
        <table:table-row>
          <table:table-cell office:value-type="string" office:string-value="Singer9_DeathGrowl_Mid_lyrics_2">
            <text:p>Singer9_DeathGrowl_Mid_lyrics_2</text:p>
          </table:table-cell>
          <table:table-cell office:value-type="string" office:string-value=" the power of the lord">
            <text:p> the power of the lord</text:p>
          </table:table-cell>
        </table:table-row>
        <table:table-row>
          <table:table-cell office:value-type="string" office:string-value="Singer9_GrindInhale_lyrics">
            <text:p>Singer9_GrindInhale_lyrics</text:p>
          </table:table-cell>
          <table:table-cell office:value-type="string" office:string-value=" and">
            <text:p> and</text:p>
          </table:table-cell>
        </table:table-row>
        <table:table-row>
          <table:table-cell office:value-type="string" office:string-value="Singer9_HardcoreScream_High_lyrics">
            <text:p>Singer9_HardcoreScream_High_lyrics</text:p>
          </table:table-cell>
          <table:table-cell office:value-type="string" office:string-value=" the wild dog that fall the yana may straw but that i can't pull">
            <text:p> the wild dog that fall the yana may straw but that i can't pull</text:p>
          </table:table-cell>
        </table:table-row>
        <table:table-row>
          <table:table-cell office:value-type="string" office:string-value="Singer9_HardcoreScream_Low_lyrics">
            <text:p>Singer9_HardcoreScream_Low_lyrics</text:p>
          </table:table-cell>
          <table:table-cell office:value-type="string" office:string-value=" fall into my yard the power of the lord fall into my yard though i do not fain the yard of me is strong but not a killer ball fall into the yard the yard of the yard">
            <text:p> fall into my yard the power of the lord fall into my yard though i do not fain the yard of me is strong but not a killer ball fall into the yard the yard of the yard</text:p>
          </table:table-cell>
        </table:table-row>
        <table:table-row>
          <table:table-cell office:value-type="string" office:string-value="Singer9_HardcoreScream_Mid_lyrics">
            <text:p>Singer9_HardcoreScream_Mid_lyrics</text:p>
          </table:table-cell>
          <table:table-cell office:value-type="string" office:string-value=" fighting to my heart power of the lord fighting to my head why do not fight the yellow may rest on but not a kill at all fighting till the yell the yell dull the yell died">
            <text:p> fighting to my heart power of the lord fighting to my head why do not fight the yellow may rest on but not a kill at all fighting till the yell the yell dull the yell died</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